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96">
            <text:p>9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8">
            <text:p>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39">
            <text:p>3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230">
            <text:p>923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9396">
            <text:p>93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0034">
            <text:p>200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6">
            <text:p>2020-12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33 - 1.91)">
            <text:p>(0.33 - 1.9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4">
            <text:p>0.9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4.375">
            <text:p>254.37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54861111111111">
            <text:p>0.09548611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5207187982253">
            <text:p>1.3520718798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0044788750953">
            <text:p>7.600447887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26.125">
            <text:p>226.125</text:p>
          </table:table-cell>
          <table:table-cell office:value-type="float" office:value="340.625">
            <text:p>340.625</text:p>
          </table:table-cell>
          <table:table-cell office:value-type="float" office:value="0.042089552238806">
            <text:p>0.0420895522</text:p>
          </table:table-cell>
          <table:table-cell office:value-type="float" office:value="0.0814864864864865">
            <text:p>0.0814864865</text:p>
          </table:table-cell>
          <table:table-cell office:value-type="float" office:value="0.0670521653543307">
            <text:p>0.0670521654</text:p>
          </table:table-cell>
          <table:table-cell office:value-type="float" office:value="1.15078563243484">
            <text:p>1.1507856324</text:p>
          </table:table-cell>
          <table:table-cell office:value-type="float" office:value="1.29821719576333">
            <text:p>1.2982171958</text:p>
          </table:table-cell>
          <table:table-cell office:value-type="float" office:value="1.24349472478242">
            <text:p>1.2434947248</text:p>
          </table:table-cell>
          <table:table-cell office:value-type="float" office:value="16.8125827019885">
            <text:p>16.812582702</text:p>
          </table:table-cell>
          <table:table-cell office:value-type="float" office:value="8.84833296885927">
            <text:p>8.8483329689</text:p>
          </table:table-cell>
          <table:table-cell office:value-type="float" office:value="10.6802568034628">
            <text:p>10.68025680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45">
            <text:p>245</text:p>
          </table:table-cell>
          <table:table-cell office:value-type="float" office:value="336.375">
            <text:p>336.375</text:p>
          </table:table-cell>
          <table:table-cell office:value-type="float" office:value="0.0536741631799163">
            <text:p>0.0536741632</text:p>
          </table:table-cell>
          <table:table-cell office:value-type="float" office:value="0.0851877607788595">
            <text:p>0.0851877608</text:p>
          </table:table-cell>
          <table:table-cell office:value-type="float" office:value="0.0633116883116883">
            <text:p>0.0633116883</text:p>
          </table:table-cell>
          <table:table-cell office:value-type="float" office:value="1.19350616608411">
            <text:p>1.1935061661</text:p>
          </table:table-cell>
          <table:table-cell office:value-type="float" office:value="1.31238079371558">
            <text:p>1.3123807937</text:p>
          </table:table-cell>
          <table:table-cell office:value-type="float" office:value="1.22944731404959">
            <text:p>1.229447314</text:p>
          </table:table-cell>
          <table:table-cell office:value-type="float" office:value="13.2575357915304">
            <text:p>13.2575357915</text:p>
          </table:table-cell>
          <table:table-cell office:value-type="float" office:value="8.47855102453528">
            <text:p>8.4785510245</text:p>
          </table:table-cell>
          <table:table-cell office:value-type="float" office:value="11.2911987392522">
            <text:p>11.291198739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9.875">
            <text:p>189.875</text:p>
          </table:table-cell>
          <table:table-cell office:value-type="float" office:value="431.125">
            <text:p>431.125</text:p>
          </table:table-cell>
          <table:table-cell office:value-type="float" office:value="0.0572381930184805">
            <text:p>0.057238193</text:p>
          </table:table-cell>
          <table:table-cell office:value-type="float" office:value="0.0622540983606557">
            <text:p>0.0622540984</text:p>
          </table:table-cell>
          <table:table-cell office:value-type="float" office:value="0.0838112363919129">
            <text:p>0.0838112364</text:p>
          </table:table-cell>
          <table:table-cell office:value-type="float" office:value="1.20675504861512">
            <text:p>1.2067550486</text:p>
          </table:table-cell>
          <table:table-cell office:value-type="float" office:value="1.22548546687718">
            <text:p>1.2254854669</text:p>
          </table:table-cell>
          <table:table-cell office:value-type="float" office:value="1.30710700112896">
            <text:p>1.3071070011</text:p>
          </table:table-cell>
          <table:table-cell office:value-type="float" office:value="12.4532305251002">
            <text:p>12.4532305251</text:p>
          </table:table-cell>
          <table:table-cell office:value-type="float" office:value="11.4772467824258">
            <text:p>11.4772467824</text:p>
          </table:table-cell>
          <table:table-cell office:value-type="float" office:value="8.61226230208504">
            <text:p>8.612262302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67">
            <text:p>3167</text:p>
          </table:table-cell>
          <table:table-cell office:value-type="float" office:value="6148">
            <text:p>6148</text:p>
          </table:table-cell>
          <table:table-cell office:value-type="float" office:value="99.25">
            <text:p>99.25</text:p>
          </table:table-cell>
          <table:table-cell office:value-type="float" office:value="208">
            <text:p>208</text:p>
          </table:table-cell>
          <table:table-cell office:value-type="float" office:value="336.375">
            <text:p>336.375</text:p>
          </table:table-cell>
          <table:table-cell office:value-type="float" office:value="0.0563600227143668">
            <text:p>0.0563600227</text:p>
          </table:table-cell>
          <table:table-cell office:value-type="float" office:value="0.0656772971266183">
            <text:p>0.0656772971</text:p>
          </table:table-cell>
          <table:table-cell office:value-type="float" office:value="0.0547129147690306">
            <text:p>0.0547129148</text:p>
          </table:table-cell>
          <table:table-cell office:value-type="float" office:value="1.2034859257346">
            <text:p>1.2034859257</text:p>
          </table:table-cell>
          <table:table-cell office:value-type="float" office:value="1.23832501436457">
            <text:p>1.2383250144</text:p>
          </table:table-cell>
          <table:table-cell office:value-type="float" office:value="1.19736246765495">
            <text:p>1.1973624677</text:p>
          </table:table-cell>
          <table:table-cell office:value-type="float" office:value="12.6419677559745">
            <text:p>12.641967756</text:p>
          </table:table-cell>
          <table:table-cell office:value-type="float" office:value="10.8967318599033">
            <text:p>10.8967318599</text:p>
          </table:table-cell>
          <table:table-cell office:value-type="float" office:value="13.0123005840484">
            <text:p>13.01230058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02">
            <text:p>3402</text:p>
          </table:table-cell>
          <table:table-cell office:value-type="float" office:value="6331">
            <text:p>6331</text:p>
          </table:table-cell>
          <table:table-cell office:value-type="float" office:value="114">
            <text:p>114</text:p>
          </table:table-cell>
          <table:table-cell office:value-type="float" office:value="175.25">
            <text:p>175.25</text:p>
          </table:table-cell>
          <table:table-cell office:value-type="float" office:value="282.625">
            <text:p>282.625</text:p>
          </table:table-cell>
          <table:table-cell office:value-type="float" office:value="0.061822125813449">
            <text:p>0.0618221258</text:p>
          </table:table-cell>
          <table:table-cell office:value-type="float" office:value="0.0515138154027043">
            <text:p>0.0515138154</text:p>
          </table:table-cell>
          <table:table-cell office:value-type="float" office:value="0.044641446848839">
            <text:p>0.0446414468</text:p>
          </table:table-cell>
          <table:table-cell office:value-type="float" office:value="1.22386851181766">
            <text:p>1.2238685118</text:p>
          </table:table-cell>
          <table:table-cell office:value-type="float" office:value="1.18549955333706">
            <text:p>1.1854995533</text:p>
          </table:table-cell>
          <table:table-cell office:value-type="float" office:value="1.16015106717338">
            <text:p>1.1601510672</text:p>
          </table:table-cell>
          <table:table-cell office:value-type="float" office:value="11.5550685041116">
            <text:p>11.5550685041</text:p>
          </table:table-cell>
          <table:table-cell office:value-type="float" office:value="13.7992312273303">
            <text:p>13.7992312273</text:p>
          </table:table-cell>
          <table:table-cell office:value-type="float" office:value="15.8710383290312">
            <text:p>15.87103832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960">
            <text:p>6960</text:p>
          </table:table-cell>
          <table:table-cell office:value-type="float" office:value="104">
            <text:p>104</text:p>
          </table:table-cell>
          <table:table-cell office:value-type="float" office:value="306.75">
            <text:p>306.75</text:p>
          </table:table-cell>
          <table:table-cell office:value-type="float" office:value="225.125">
            <text:p>225.125</text:p>
          </table:table-cell>
          <table:table-cell office:value-type="float" office:value="0.0485981308411215">
            <text:p>0.0485981308</text:p>
          </table:table-cell>
          <table:table-cell office:value-type="float" office:value="0.0806176084099869">
            <text:p>0.0806176084</text:p>
          </table:table-cell>
          <table:table-cell office:value-type="float" office:value="0.0323455459770115">
            <text:p>0.032345546</text:p>
          </table:table-cell>
          <table:table-cell office:value-type="float" office:value="1.17472254345358">
            <text:p>1.1747225435</text:p>
          </table:table-cell>
          <table:table-cell office:value-type="float" office:value="1.29490005905502">
            <text:p>1.2949000591</text:p>
          </table:table-cell>
          <table:table-cell office:value-type="float" office:value="1.11526003023486">
            <text:p>1.1152600302</text:p>
          </table:table-cell>
          <table:table-cell office:value-type="float" office:value="14.6066688488308">
            <text:p>14.6066688488</text:p>
          </table:table-cell>
          <table:table-cell office:value-type="float" office:value="8.94005815439139">
            <text:p>8.9400581544</text:p>
          </table:table-cell>
          <table:table-cell office:value-type="float" office:value="21.774182386288">
            <text:p>21.774182386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28">
            <text:p>4128</text:p>
          </table:table-cell>
          <table:table-cell office:value-type="float" office:value="8270">
            <text:p>8270</text:p>
          </table:table-cell>
          <table:table-cell office:value-type="float" office:value="136.875">
            <text:p>136.875</text:p>
          </table:table-cell>
          <table:table-cell office:value-type="float" office:value="185.75">
            <text:p>185.75</text:p>
          </table:table-cell>
          <table:table-cell office:value-type="float" office:value="322.75">
            <text:p>322.75</text:p>
          </table:table-cell>
          <table:table-cell office:value-type="float" office:value="0.060085601404741">
            <text:p>0.0600856014</text:p>
          </table:table-cell>
          <table:table-cell office:value-type="float" office:value="0.0449975775193798">
            <text:p>0.0449975775</text:p>
          </table:table-cell>
          <table:table-cell office:value-type="float" office:value="0.0390266021765417">
            <text:p>0.0390266022</text:p>
          </table:table-cell>
          <table:table-cell office:value-type="float" office:value="1.21737575272909">
            <text:p>1.2173757527</text:p>
          </table:table-cell>
          <table:table-cell office:value-type="float" office:value="1.16146009400375">
            <text:p>1.161460094</text:p>
          </table:table-cell>
          <table:table-cell office:value-type="float" office:value="1.13957833594569">
            <text:p>1.1395783359</text:p>
          </table:table-cell>
          <table:table-cell office:value-type="float" office:value="11.8791980930524">
            <text:p>11.8791980931</text:p>
          </table:table-cell>
          <table:table-cell office:value-type="float" office:value="15.7481312177872">
            <text:p>15.7481312178</text:p>
          </table:table-cell>
          <table:table-cell office:value-type="float" office:value="18.1052520563934">
            <text:p>18.105252056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308">
            <text:p>4308</text:p>
          </table:table-cell>
          <table:table-cell office:value-type="float" office:value="9272">
            <text:p>9272</text:p>
          </table:table-cell>
          <table:table-cell office:value-type="float" office:value="234.125">
            <text:p>234.125</text:p>
          </table:table-cell>
          <table:table-cell office:value-type="float" office:value="280">
            <text:p>280</text:p>
          </table:table-cell>
          <table:table-cell office:value-type="float" office:value="425.25">
            <text:p>425.25</text:p>
          </table:table-cell>
          <table:table-cell office:value-type="float" office:value="0.0932768924302789">
            <text:p>0.0932768924</text:p>
          </table:table-cell>
          <table:table-cell office:value-type="float" office:value="0.0649953574744661">
            <text:p>0.0649953575</text:p>
          </table:table-cell>
          <table:table-cell office:value-type="float" office:value="0.045863891285591">
            <text:p>0.0458638913</text:p>
          </table:table-cell>
          <table:table-cell office:value-type="float" office:value="1.34352225768242">
            <text:p>1.3435222577</text:p>
          </table:table-cell>
          <table:table-cell office:value-type="float" office:value="1.23576356828737">
            <text:p>1.2357635683</text:p>
          </table:table-cell>
          <table:table-cell office:value-type="float" office:value="1.16464647268633">
            <text:p>1.1646464727</text:p>
          </table:table-cell>
          <table:table-cell office:value-type="float" office:value="7.77249374354084">
            <text:p>7.7724937435</text:p>
          </table:table-cell>
          <table:table-cell office:value-type="float" office:value="11.0075009934398">
            <text:p>11.0075009934</text:p>
          </table:table-cell>
          <table:table-cell office:value-type="float" office:value="15.457118428907">
            <text:p>15.457118428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324">
            <text:p>4324</text:p>
          </table:table-cell>
          <table:table-cell office:value-type="float" office:value="7692">
            <text:p>7692</text:p>
          </table:table-cell>
          <table:table-cell office:value-type="float" office:value="201">
            <text:p>201</text:p>
          </table:table-cell>
          <table:table-cell office:value-type="float" office:value="259.5">
            <text:p>259.5</text:p>
          </table:table-cell>
          <table:table-cell office:value-type="float" office:value="380.125">
            <text:p>380.125</text:p>
          </table:table-cell>
          <table:table-cell office:value-type="float" office:value="0.0791962174940898">
            <text:p>0.0791962175</text:p>
          </table:table-cell>
          <table:table-cell office:value-type="float" office:value="0.0600138760407031">
            <text:p>0.060013876</text:p>
          </table:table-cell>
          <table:table-cell office:value-type="float" office:value="0.0494182267290692">
            <text:p>0.0494182267</text:p>
          </table:table-cell>
          <table:table-cell office:value-type="float" office:value="1.28947996132544">
            <text:p>1.2894799613</text:p>
          </table:table-cell>
          <table:table-cell office:value-type="float" office:value="1.21710783016462">
            <text:p>1.2171078302</text:p>
          </table:table-cell>
          <table:table-cell office:value-type="float" office:value="1.17775042937251">
            <text:p>1.1777504294</text:p>
          </table:table-cell>
          <table:table-cell office:value-type="float" office:value="9.09444791716879">
            <text:p>9.0944479172</text:p>
          </table:table-cell>
          <table:table-cell office:value-type="float" office:value="11.8929892025313">
            <text:p>11.8929892025</text:p>
          </table:table-cell>
          <table:table-cell office:value-type="float" office:value="14.3699318096094">
            <text:p>14.369931809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700">
            <text:p>4700</text:p>
          </table:table-cell>
          <table:table-cell office:value-type="float" office:value="7733">
            <text:p>7733</text:p>
          </table:table-cell>
          <table:table-cell office:value-type="float" office:value="211.625">
            <text:p>211.625</text:p>
          </table:table-cell>
          <table:table-cell office:value-type="float" office:value="228.625">
            <text:p>228.625</text:p>
          </table:table-cell>
          <table:table-cell office:value-type="float" office:value="264.875">
            <text:p>264.875</text:p>
          </table:table-cell>
          <table:table-cell office:value-type="float" office:value="0.0810202909647779">
            <text:p>0.081020291</text:p>
          </table:table-cell>
          <table:table-cell office:value-type="float" office:value="0.0486436170212766">
            <text:p>0.048643617</text:p>
          </table:table-cell>
          <table:table-cell office:value-type="float" office:value="0.0342525539893961">
            <text:p>0.034252554</text:p>
          </table:table-cell>
          <table:table-cell office:value-type="float" office:value="1.29643702197084">
            <text:p>1.296437022</text:p>
          </table:table-cell>
          <table:table-cell office:value-type="float" office:value="1.17489041446922">
            <text:p>1.1748904145</text:p>
          </table:table-cell>
          <table:table-cell office:value-type="float" office:value="1.12218348437429">
            <text:p>1.1221834844</text:p>
          </table:table-cell>
          <table:table-cell office:value-type="float" office:value="8.8973035237314">
            <text:p>8.8973035237</text:p>
          </table:table-cell>
          <table:table-cell office:value-type="float" office:value="14.5933293020779">
            <text:p>14.5933293021</text:p>
          </table:table-cell>
          <table:table-cell office:value-type="float" office:value="20.5809931307675">
            <text:p>20.58099313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228">
            <text:p>5228</text:p>
          </table:table-cell>
          <table:table-cell office:value-type="float" office:value="10425">
            <text:p>10425</text:p>
          </table:table-cell>
          <table:table-cell office:value-type="float" office:value="323.25">
            <text:p>323.25</text:p>
          </table:table-cell>
          <table:table-cell office:value-type="float" office:value="681.875">
            <text:p>681.875</text:p>
          </table:table-cell>
          <table:table-cell office:value-type="float" office:value="299.125">
            <text:p>299.125</text:p>
          </table:table-cell>
          <table:table-cell office:value-type="float" office:value="0.111928670360111">
            <text:p>0.1119286704</text:p>
          </table:table-cell>
          <table:table-cell office:value-type="float" office:value="0.130427505738332">
            <text:p>0.1304275057</text:p>
          </table:table-cell>
          <table:table-cell office:value-type="float" office:value="0.0286930455635492">
            <text:p>0.0286930456</text:p>
          </table:table-cell>
          <table:table-cell office:value-type="float" office:value="1.41630527966761">
            <text:p>1.4163052797</text:p>
          </table:table-cell>
          <table:table-cell office:value-type="float" office:value="1.48983848522028">
            <text:p>1.4898384852</text:p>
          </table:table-cell>
          <table:table-cell office:value-type="float" office:value="1.1020393095653">
            <text:p>1.1020393096</text:p>
          </table:table-cell>
          <table:table-cell office:value-type="float" office:value="6.53320449666833">
            <text:p>6.5332044967</text:p>
          </table:table-cell>
          <table:table-cell office:value-type="float" office:value="5.65391882006311">
            <text:p>5.6539188201</text:p>
          </table:table-cell>
          <table:table-cell office:value-type="float" office:value="24.5022629534075">
            <text:p>24.502262953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030">
            <text:p>3030</text:p>
          </table:table-cell>
          <table:table-cell office:value-type="float" office:value="5432">
            <text:p>5432</text:p>
          </table:table-cell>
          <table:table-cell office:value-type="float" office:value="9902">
            <text:p>9902</text:p>
          </table:table-cell>
          <table:table-cell office:value-type="float" office:value="213.125">
            <text:p>213.125</text:p>
          </table:table-cell>
          <table:table-cell office:value-type="float" office:value="215.875">
            <text:p>215.875</text:p>
          </table:table-cell>
          <table:table-cell office:value-type="float" office:value="482">
            <text:p>482</text:p>
          </table:table-cell>
          <table:table-cell office:value-type="float" office:value="0.0703382838283828">
            <text:p>0.0703382838</text:p>
          </table:table-cell>
          <table:table-cell office:value-type="float" office:value="0.0397413475699558">
            <text:p>0.0397413476</text:p>
          </table:table-cell>
          <table:table-cell office:value-type="float" office:value="0.0486770349424359">
            <text:p>0.0486770349</text:p>
          </table:table-cell>
          <table:table-cell office:value-type="float" office:value="1.25588104277631">
            <text:p>1.2558810428</text:p>
          </table:table-cell>
          <table:table-cell office:value-type="float" office:value="1.14219029091993">
            <text:p>1.1421902909</text:p>
          </table:table-cell>
          <table:table-cell office:value-type="float" office:value="1.17501375161087">
            <text:p>1.1750137516</text:p>
          </table:table-cell>
          <table:table-cell office:value-type="float" office:value="10.197127081085">
            <text:p>10.1971270811</text:p>
          </table:table-cell>
          <table:table-cell office:value-type="float" office:value="17.7857839610577">
            <text:p>17.7857839611</text:p>
          </table:table-cell>
          <table:table-cell office:value-type="float" office:value="14.5835448476341">
            <text:p>14.583544847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56">
            <text:p>3156</text:p>
          </table:table-cell>
          <table:table-cell office:value-type="float" office:value="5434">
            <text:p>5434</text:p>
          </table:table-cell>
          <table:table-cell office:value-type="float" office:value="9051">
            <text:p>9051</text:p>
          </table:table-cell>
          <table:table-cell office:value-type="float" office:value="205">
            <text:p>205</text:p>
          </table:table-cell>
          <table:table-cell office:value-type="float" office:value="293.625">
            <text:p>293.625</text:p>
          </table:table-cell>
          <table:table-cell office:value-type="float" office:value="340.75">
            <text:p>340.75</text:p>
          </table:table-cell>
          <table:table-cell office:value-type="float" office:value="0.0649556400506971">
            <text:p>0.0649556401</text:p>
          </table:table-cell>
          <table:table-cell office:value-type="float" office:value="0.0540347810084652">
            <text:p>0.054034781</text:p>
          </table:table-cell>
          <table:table-cell office:value-type="float" office:value="0.03764777372666">
            <text:p>0.0376477737</text:p>
          </table:table-cell>
          <table:table-cell office:value-type="float" office:value="1.23561444111926">
            <text:p>1.2356144411</text:p>
          </table:table-cell>
          <table:table-cell office:value-type="float" office:value="1.19484445834455">
            <text:p>1.1948444583</text:p>
          </table:table-cell>
          <table:table-cell office:value-type="float" office:value="1.13454522358179">
            <text:p>1.1345452236</text:p>
          </table:table-cell>
          <table:table-cell office:value-type="float" office:value="11.0140240440319">
            <text:p>11.014024044</text:p>
          </table:table-cell>
          <table:table-cell office:value-type="float" office:value="13.1713305739384">
            <text:p>13.1713305739</text:p>
          </table:table-cell>
          <table:table-cell office:value-type="float" office:value="18.7558113125205">
            <text:p>18.75581131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68">
            <text:p>3568</text:p>
          </table:table-cell>
          <table:table-cell office:value-type="float" office:value="5885">
            <text:p>5885</text:p>
          </table:table-cell>
          <table:table-cell office:value-type="float" office:value="10482">
            <text:p>10482</text:p>
          </table:table-cell>
          <table:table-cell office:value-type="float" office:value="172.5">
            <text:p>172.5</text:p>
          </table:table-cell>
          <table:table-cell office:value-type="float" office:value="434">
            <text:p>434</text:p>
          </table:table-cell>
          <table:table-cell office:value-type="float" office:value="605.125">
            <text:p>605.125</text:p>
          </table:table-cell>
          <table:table-cell office:value-type="float" office:value="0.0483464125560538">
            <text:p>0.0483464126</text:p>
          </table:table-cell>
          <table:table-cell office:value-type="float" office:value="0.0737468139337298">
            <text:p>0.0737468139</text:p>
          </table:table-cell>
          <table:table-cell office:value-type="float" office:value="0.0577299179545888">
            <text:p>0.057729918</text:p>
          </table:table-cell>
          <table:table-cell office:value-type="float" office:value="1.17379370013599">
            <text:p>1.1737937001</text:p>
          </table:table-cell>
          <table:table-cell office:value-type="float" office:value="1.26877349019619">
            <text:p>1.2687734902</text:p>
          </table:table-cell>
          <table:table-cell office:value-type="float" office:value="1.20858688995807">
            <text:p>1.20858689</text:p>
          </table:table-cell>
          <table:table-cell office:value-type="float" office:value="14.6809429646796">
            <text:p>14.6809429647</text:p>
          </table:table-cell>
          <table:table-cell office:value-type="float" office:value="9.74147579158729">
            <text:p>9.7414757916</text:p>
          </table:table-cell>
          <table:table-cell office:value-type="float" office:value="12.3500556637323">
            <text:p>12.350055663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86">
            <text:p>4186</text:p>
          </table:table-cell>
          <table:table-cell office:value-type="float" office:value="6980">
            <text:p>6980</text:p>
          </table:table-cell>
          <table:table-cell office:value-type="float" office:value="12969">
            <text:p>12969</text:p>
          </table:table-cell>
          <table:table-cell office:value-type="float" office:value="223">
            <text:p>223</text:p>
          </table:table-cell>
          <table:table-cell office:value-type="float" office:value="334">
            <text:p>334</text:p>
          </table:table-cell>
          <table:table-cell office:value-type="float" office:value="601.5">
            <text:p>601.5</text:p>
          </table:table-cell>
          <table:table-cell office:value-type="float" office:value="0.0532728141423794">
            <text:p>0.0532728141</text:p>
          </table:table-cell>
          <table:table-cell office:value-type="float" office:value="0.0478510028653295">
            <text:p>0.0478510029</text:p>
          </table:table-cell>
          <table:table-cell office:value-type="float" office:value="0.0463798288225769">
            <text:p>0.0463798288</text:p>
          </table:table-cell>
          <table:table-cell office:value-type="float" office:value="1.19201731524256">
            <text:p>1.1920173152</text:p>
          </table:table-cell>
          <table:table-cell office:value-type="float" office:value="1.17196635824008">
            <text:p>1.1719663582</text:p>
          </table:table-cell>
          <table:table-cell office:value-type="float" office:value="1.16654553438138">
            <text:p>1.1665455344</text:p>
          </table:table-cell>
          <table:table-cell office:value-type="float" office:value="13.3548497127571">
            <text:p>13.3548497128</text:p>
          </table:table-cell>
          <table:table-cell office:value-type="float" office:value="14.8294046984059">
            <text:p>14.8294046984</text:p>
          </table:table-cell>
          <table:table-cell office:value-type="float" office:value="15.2889687187686">
            <text:p>15.288968718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970">
            <text:p>3970</text:p>
          </table:table-cell>
          <table:table-cell office:value-type="float" office:value="6048">
            <text:p>6048</text:p>
          </table:table-cell>
          <table:table-cell office:value-type="float" office:value="10998">
            <text:p>10998</text:p>
          </table:table-cell>
          <table:table-cell office:value-type="float" office:value="200">
            <text:p>200</text:p>
          </table:table-cell>
          <table:table-cell office:value-type="float" office:value="258.5">
            <text:p>258.5</text:p>
          </table:table-cell>
          <table:table-cell office:value-type="float" office:value="534.375">
            <text:p>534.375</text:p>
          </table:table-cell>
          <table:table-cell office:value-type="float" office:value="0.0503778337531486">
            <text:p>0.0503778338</text:p>
          </table:table-cell>
          <table:table-cell office:value-type="float" office:value="0.0427414021164021">
            <text:p>0.0427414021</text:p>
          </table:table-cell>
          <table:table-cell office:value-type="float" office:value="0.048588379705401">
            <text:p>0.0485883797</text:p>
          </table:table-cell>
          <table:table-cell office:value-type="float" office:value="1.18129675335799">
            <text:p>1.1812967534</text:p>
          </table:table-cell>
          <table:table-cell office:value-type="float" office:value="1.15317548921896">
            <text:p>1.1531754892</text:p>
          </table:table-cell>
          <table:table-cell office:value-type="float" office:value="1.174686557028">
            <text:p>1.174686557</text:p>
          </table:table-cell>
          <table:table-cell office:value-type="float" office:value="14.1027062267669">
            <text:p>14.1027062268</text:p>
          </table:table-cell>
          <table:table-cell office:value-type="float" office:value="16.5613868714423">
            <text:p>16.5613868714</text:p>
          </table:table-cell>
          <table:table-cell office:value-type="float" office:value="14.609531775083">
            <text:p>14.609531775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940">
            <text:p>3940</text:p>
          </table:table-cell>
          <table:table-cell office:value-type="float" office:value="6670">
            <text:p>6670</text:p>
          </table:table-cell>
          <table:table-cell office:value-type="float" office:value="11739">
            <text:p>11739</text:p>
          </table:table-cell>
          <table:table-cell office:value-type="float" office:value="189.625">
            <text:p>189.625</text:p>
          </table:table-cell>
          <table:table-cell office:value-type="float" office:value="594.75">
            <text:p>594.75</text:p>
          </table:table-cell>
          <table:table-cell office:value-type="float" office:value="860">
            <text:p>860</text:p>
          </table:table-cell>
          <table:table-cell office:value-type="float" office:value="0.0481281725888325">
            <text:p>0.0481281726</text:p>
          </table:table-cell>
          <table:table-cell office:value-type="float" office:value="0.089167916041979">
            <text:p>0.089167916</text:p>
          </table:table-cell>
          <table:table-cell office:value-type="float" office:value="0.0732600732600733">
            <text:p>0.0732600733</text:p>
          </table:table-cell>
          <table:table-cell office:value-type="float" office:value="1.17298859321452">
            <text:p>1.1729885932</text:p>
          </table:table-cell>
          <table:table-cell office:value-type="float" office:value="1.32767150395941">
            <text:p>1.327671504</text:p>
          </table:table-cell>
          <table:table-cell office:value-type="float" office:value="1.26692965154504">
            <text:p>1.2669296515</text:p>
          </table:table-cell>
          <table:table-cell office:value-type="float" office:value="14.7459673779574">
            <text:p>14.745967378</text:p>
          </table:table-cell>
          <table:table-cell office:value-type="float" office:value="8.11514480255573">
            <text:p>8.1151448026</text:p>
          </table:table-cell>
          <table:table-cell office:value-type="float" office:value="9.80394910596014">
            <text:p>9.8039491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34">
            <text:p>4334</text:p>
          </table:table-cell>
          <table:table-cell office:value-type="float" office:value="7380">
            <text:p>7380</text:p>
          </table:table-cell>
          <table:table-cell office:value-type="float" office:value="16162">
            <text:p>16162</text:p>
          </table:table-cell>
          <table:table-cell office:value-type="float" office:value="192.5">
            <text:p>192.5</text:p>
          </table:table-cell>
          <table:table-cell office:value-type="float" office:value="573.75">
            <text:p>573.75</text:p>
          </table:table-cell>
          <table:table-cell office:value-type="float" office:value="898.125">
            <text:p>898.125</text:p>
          </table:table-cell>
          <table:table-cell office:value-type="float" office:value="0.0444162436548223">
            <text:p>0.0444162437</text:p>
          </table:table-cell>
          <table:table-cell office:value-type="float" office:value="0.0777439024390244">
            <text:p>0.0777439024</text:p>
          </table:table-cell>
          <table:table-cell office:value-type="float" office:value="0.0555701645835911">
            <text:p>0.0555701646</text:p>
          </table:table-cell>
          <table:table-cell office:value-type="float" office:value="1.15932354608467">
            <text:p>1.1593235461</text:p>
          </table:table-cell>
          <table:table-cell office:value-type="float" office:value="1.28395012269482">
            <text:p>1.2839501227</text:p>
          </table:table-cell>
          <table:table-cell office:value-type="float" office:value="1.20054814069859">
            <text:p>1.2005481407</text:p>
          </table:table-cell>
          <table:table-cell office:value-type="float" office:value="15.9497770955533">
            <text:p>15.9497770956</text:p>
          </table:table-cell>
          <table:table-cell office:value-type="float" office:value="9.25802483954733">
            <text:p>9.2580248395</text:p>
          </table:table-cell>
          <table:table-cell office:value-type="float" office:value="12.8168191196144">
            <text:p>12.81681911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652">
            <text:p>4652</text:p>
          </table:table-cell>
          <table:table-cell office:value-type="float" office:value="7960">
            <text:p>7960</text:p>
          </table:table-cell>
          <table:table-cell office:value-type="float" office:value="14397">
            <text:p>14397</text:p>
          </table:table-cell>
          <table:table-cell office:value-type="float" office:value="88.625">
            <text:p>88.625</text:p>
          </table:table-cell>
          <table:table-cell office:value-type="float" office:value="352.875">
            <text:p>352.875</text:p>
          </table:table-cell>
          <table:table-cell office:value-type="float" office:value="554.625">
            <text:p>554.625</text:p>
          </table:table-cell>
          <table:table-cell office:value-type="float" office:value="0.0190509458297506">
            <text:p>0.0190509458</text:p>
          </table:table-cell>
          <table:table-cell office:value-type="float" office:value="0.0443310301507538">
            <text:p>0.0443310302</text:p>
          </table:table-cell>
          <table:table-cell office:value-type="float" office:value="0.0385236507605751">
            <text:p>0.0385236508</text:p>
          </table:table-cell>
          <table:table-cell office:value-type="float" office:value="1.06738966993666">
            <text:p>1.0673896699</text:p>
          </table:table-cell>
          <table:table-cell office:value-type="float" office:value="1.15901047638672">
            <text:p>1.1590104764</text:p>
          </table:table-cell>
          <table:table-cell office:value-type="float" office:value="1.13774155813114">
            <text:p>1.1377415581</text:p>
          </table:table-cell>
          <table:table-cell office:value-type="float" office:value="0">
            <text:p>0</text:p>
          </table:table-cell>
          <table:table-cell office:value-type="float" office:value="15.9797792509847">
            <text:p>15.979779251</text:p>
          </table:table-cell>
          <table:table-cell office:value-type="float" office:value="18.337160035461">
            <text:p>18.337160035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4524">
            <text:p>4524</text:p>
          </table:table-cell>
          <table:table-cell office:value-type="float" office:value="7720">
            <text:p>7720</text:p>
          </table:table-cell>
          <table:table-cell office:value-type="float" office:value="14821">
            <text:p>14821</text:p>
          </table:table-cell>
          <table:table-cell office:value-type="float" office:value="232">
            <text:p>232</text:p>
          </table:table-cell>
          <table:table-cell office:value-type="float" office:value="641.875">
            <text:p>641.875</text:p>
          </table:table-cell>
          <table:table-cell office:value-type="float" office:value="770.5">
            <text:p>770.5</text:p>
          </table:table-cell>
          <table:table-cell office:value-type="float" office:value="0.0512820512820513">
            <text:p>0.0512820513</text:p>
          </table:table-cell>
          <table:table-cell office:value-type="float" office:value="0.0831444300518135">
            <text:p>0.0831444301</text:p>
          </table:table-cell>
          <table:table-cell office:value-type="float" office:value="0.0519870454085419">
            <text:p>0.0519870454</text:p>
          </table:table-cell>
          <table:table-cell office:value-type="float" office:value="1.18464168310322">
            <text:p>1.1846416831</text:p>
          </table:table-cell>
          <table:table-cell office:value-type="float" office:value="1.30455497782868">
            <text:p>1.3045549778</text:p>
          </table:table-cell>
          <table:table-cell office:value-type="float" office:value="1.1872518585949">
            <text:p>1.1872518586</text:p>
          </table:table-cell>
          <table:table-cell office:value-type="float" office:value="13.8600550164367">
            <text:p>13.8600550164</text:p>
          </table:table-cell>
          <table:table-cell office:value-type="float" office:value="8.67862475065929">
            <text:p>8.6786247507</text:p>
          </table:table-cell>
          <table:table-cell office:value-type="float" office:value="13.6767213758822">
            <text:p>13.676721375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948">
            <text:p>4948</text:p>
          </table:table-cell>
          <table:table-cell office:value-type="float" office:value="8538">
            <text:p>8538</text:p>
          </table:table-cell>
          <table:table-cell office:value-type="float" office:value="16063">
            <text:p>16063</text:p>
          </table:table-cell>
          <table:table-cell office:value-type="float" office:value="219.5">
            <text:p>219.5</text:p>
          </table:table-cell>
          <table:table-cell office:value-type="float" office:value="420.625">
            <text:p>420.625</text:p>
          </table:table-cell>
          <table:table-cell office:value-type="float" office:value="919.625">
            <text:p>919.625</text:p>
          </table:table-cell>
          <table:table-cell office:value-type="float" office:value="0.0443613581244947">
            <text:p>0.0443613581</text:p>
          </table:table-cell>
          <table:table-cell office:value-type="float" office:value="0.0492650503630827">
            <text:p>0.0492650504</text:p>
          </table:table-cell>
          <table:table-cell office:value-type="float" office:value="0.0572511361514038">
            <text:p>0.0572511362</text:p>
          </table:table-cell>
          <table:table-cell office:value-type="float" office:value="1.15912189642125">
            <text:p>1.1591218964</text:p>
          </table:table-cell>
          <table:table-cell office:value-type="float" office:value="1.17718468483785">
            <text:p>1.1771846848</text:p>
          </table:table-cell>
          <table:table-cell office:value-type="float" office:value="1.20680325400754">
            <text:p>1.206803254</text:p>
          </table:table-cell>
          <table:table-cell office:value-type="float" office:value="15.9690881030621">
            <text:p>15.9690881031</text:p>
          </table:table-cell>
          <table:table-cell office:value-type="float" office:value="14.4135507472723">
            <text:p>14.4135507473</text:p>
          </table:table-cell>
          <table:table-cell office:value-type="float" office:value="12.450492061382">
            <text:p>12.450492061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647">
            <text:p>5647</text:p>
          </table:table-cell>
          <table:table-cell office:value-type="float" office:value="9754">
            <text:p>9754</text:p>
          </table:table-cell>
          <table:table-cell office:value-type="float" office:value="18153">
            <text:p>18153</text:p>
          </table:table-cell>
          <table:table-cell office:value-type="float" office:value="316.75">
            <text:p>316.75</text:p>
          </table:table-cell>
          <table:table-cell office:value-type="float" office:value="624.75">
            <text:p>624.75</text:p>
          </table:table-cell>
          <table:table-cell office:value-type="float" office:value="617.75">
            <text:p>617.75</text:p>
          </table:table-cell>
          <table:table-cell office:value-type="float" office:value="0.0560917301221888">
            <text:p>0.0560917301</text:p>
          </table:table-cell>
          <table:table-cell office:value-type="float" office:value="0.0640506458888661">
            <text:p>0.0640506459</text:p>
          </table:table-cell>
          <table:table-cell office:value-type="float" office:value="0.0340301878477387">
            <text:p>0.0340301878</text:p>
          </table:table-cell>
          <table:table-cell office:value-type="float" office:value="1.20248776851634">
            <text:p>1.2024877685</text:p>
          </table:table-cell>
          <table:table-cell office:value-type="float" office:value="1.23221813167904">
            <text:p>1.2322181317</text:p>
          </table:table-cell>
          <table:table-cell office:value-type="float" office:value="1.12137544268959">
            <text:p>1.1213754427</text:p>
          </table:table-cell>
          <table:table-cell office:value-type="float" office:value="12.7008077255494">
            <text:p>12.7008077255</text:p>
          </table:table-cell>
          <table:table-cell office:value-type="float" office:value="11.1648486695896">
            <text:p>11.1648486696</text:p>
          </table:table-cell>
          <table:table-cell office:value-type="float" office:value="20.7132376262015">
            <text:p>20.7132376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720">
            <text:p>5720</text:p>
          </table:table-cell>
          <table:table-cell office:value-type="float" office:value="9882">
            <text:p>9882</text:p>
          </table:table-cell>
          <table:table-cell office:value-type="float" office:value="17682">
            <text:p>17682</text:p>
          </table:table-cell>
          <table:table-cell office:value-type="float" office:value="318.375">
            <text:p>318.375</text:p>
          </table:table-cell>
          <table:table-cell office:value-type="float" office:value="622.125">
            <text:p>622.125</text:p>
          </table:table-cell>
          <table:table-cell office:value-type="float" office:value="395.25">
            <text:p>395.25</text:p>
          </table:table-cell>
          <table:table-cell office:value-type="float" office:value="0.055659965034965">
            <text:p>0.055659965</text:p>
          </table:table-cell>
          <table:table-cell office:value-type="float" office:value="0.0629553734061931">
            <text:p>0.0629553734</text:p>
          </table:table-cell>
          <table:table-cell office:value-type="float" office:value="0.0223532405836444">
            <text:p>0.0223532406</text:p>
          </table:table-cell>
          <table:table-cell office:value-type="float" office:value="1.20088201976946">
            <text:p>1.2008820198</text:p>
          </table:table-cell>
          <table:table-cell office:value-type="float" office:value="1.22811202984147">
            <text:p>1.2281120298</text:p>
          </table:table-cell>
          <table:table-cell office:value-type="float" office:value="1.07921569007735">
            <text:p>1.0792156901</text:p>
          </table:table-cell>
          <table:table-cell office:value-type="float" office:value="12.7966899720802">
            <text:p>12.7966899721</text:p>
          </table:table-cell>
          <table:table-cell office:value-type="float" office:value="11.3531825667954">
            <text:p>11.3531825668</text:p>
          </table:table-cell>
          <table:table-cell office:value-type="float" office:value="31.3540972703859">
            <text:p>31.354097270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08">
            <text:p>5608</text:p>
          </table:table-cell>
          <table:table-cell office:value-type="float" office:value="10021">
            <text:p>10021</text:p>
          </table:table-cell>
          <table:table-cell office:value-type="float" office:value="16447">
            <text:p>16447</text:p>
          </table:table-cell>
          <table:table-cell office:value-type="float" office:value="429.25">
            <text:p>429.25</text:p>
          </table:table-cell>
          <table:table-cell office:value-type="float" office:value="827.75">
            <text:p>827.75</text:p>
          </table:table-cell>
          <table:table-cell office:value-type="float" office:value="348.875">
            <text:p>348.875</text:p>
          </table:table-cell>
          <table:table-cell office:value-type="float" office:value="0.0765424393723252">
            <text:p>0.0765424394</text:p>
          </table:table-cell>
          <table:table-cell office:value-type="float" office:value="0.0826015367727772">
            <text:p>0.0826015368</text:p>
          </table:table-cell>
          <table:table-cell office:value-type="float" office:value="0.0212120751504834">
            <text:p>0.0212120752</text:p>
          </table:table-cell>
          <table:table-cell office:value-type="float" office:value="1.27938167805227">
            <text:p>1.2793816781</text:p>
          </table:table-cell>
          <table:table-cell office:value-type="float" office:value="1.30247848590408">
            <text:p>1.3024784859</text:p>
          </table:table-cell>
          <table:table-cell office:value-type="float" office:value="1.07512416920578">
            <text:p>1.0751241692</text:p>
          </table:table-cell>
          <table:table-cell office:value-type="float" office:value="9.39803742930443">
            <text:p>9.3980374293</text:p>
          </table:table-cell>
          <table:table-cell office:value-type="float" office:value="8.73344588769059">
            <text:p>8.7334458877</text:p>
          </table:table-cell>
          <table:table-cell office:value-type="float" office:value="33.022370625402">
            <text:p>33.022370625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242">
            <text:p>6242</text:p>
          </table:table-cell>
          <table:table-cell office:value-type="float" office:value="11042">
            <text:p>11042</text:p>
          </table:table-cell>
          <table:table-cell office:value-type="float" office:value="17749">
            <text:p>17749</text:p>
          </table:table-cell>
          <table:table-cell office:value-type="float" office:value="522.25">
            <text:p>522.25</text:p>
          </table:table-cell>
          <table:table-cell office:value-type="float" office:value="513.5">
            <text:p>513.5</text:p>
          </table:table-cell>
          <table:table-cell office:value-type="float" office:value="462.5">
            <text:p>462.5</text:p>
          </table:table-cell>
          <table:table-cell office:value-type="float" office:value="0.0836670938801666">
            <text:p>0.0836670939</text:p>
          </table:table-cell>
          <table:table-cell office:value-type="float" office:value="0.0465042564752762">
            <text:p>0.0465042565</text:p>
          </table:table-cell>
          <table:table-cell office:value-type="float" office:value="0.0260578060735816">
            <text:p>0.0260578061</text:p>
          </table:table-cell>
          <table:table-cell office:value-type="float" office:value="1.30655518647335">
            <text:p>1.3065551865</text:p>
          </table:table-cell>
          <table:table-cell office:value-type="float" office:value="1.16700368356929">
            <text:p>1.1670036836</text:p>
          </table:table-cell>
          <table:table-cell office:value-type="float" office:value="1.09253317940198">
            <text:p>1.0925331794</text:p>
          </table:table-cell>
          <table:table-cell office:value-type="float" office:value="8.62651820234478">
            <text:p>8.6265182023</text:p>
          </table:table-cell>
          <table:table-cell office:value-type="float" office:value="15.2489746946903">
            <text:p>15.2489746947</text:p>
          </table:table-cell>
          <table:table-cell office:value-type="float" office:value="26.9454537960017">
            <text:p>26.94545379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7044">
            <text:p>7044</text:p>
          </table:table-cell>
          <table:table-cell office:value-type="float" office:value="12019">
            <text:p>12019</text:p>
          </table:table-cell>
          <table:table-cell office:value-type="float" office:value="17660">
            <text:p>17660</text:p>
          </table:table-cell>
          <table:table-cell office:value-type="float" office:value="525.125">
            <text:p>525.125</text:p>
          </table:table-cell>
          <table:table-cell office:value-type="float" office:value="815.375">
            <text:p>815.375</text:p>
          </table:table-cell>
          <table:table-cell office:value-type="float" office:value="586.25">
            <text:p>586.25</text:p>
          </table:table-cell>
          <table:table-cell office:value-type="float" office:value="0.0745492617830778">
            <text:p>0.0745492618</text:p>
          </table:table-cell>
          <table:table-cell office:value-type="float" office:value="0.0678405025376487">
            <text:p>0.0678405025</text:p>
          </table:table-cell>
          <table:table-cell office:value-type="float" office:value="0.0331964892412231">
            <text:p>0.0331964892</text:p>
          </table:table-cell>
          <table:table-cell office:value-type="float" office:value="1.27181529740828">
            <text:p>1.2718152974</text:p>
          </table:table-cell>
          <table:table-cell office:value-type="float" office:value="1.24646233309951">
            <text:p>1.2464623331</text:p>
          </table:table-cell>
          <table:table-cell office:value-type="float" office:value="1.11834764586425">
            <text:p>1.1183476459</text:p>
          </table:table-cell>
          <table:table-cell office:value-type="float" office:value="9.64026173810157">
            <text:p>9.6402617381</text:p>
          </table:table-cell>
          <table:table-cell office:value-type="float" office:value="10.5600885428673">
            <text:p>10.5600885429</text:p>
          </table:table-cell>
          <table:table-cell office:value-type="float" office:value="21.224822370092">
            <text:p>21.224822370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438">
            <text:p>7438</text:p>
          </table:table-cell>
          <table:table-cell office:value-type="float" office:value="12024">
            <text:p>12024</text:p>
          </table:table-cell>
          <table:table-cell office:value-type="float" office:value="17703">
            <text:p>17703</text:p>
          </table:table-cell>
          <table:table-cell office:value-type="float" office:value="501">
            <text:p>501</text:p>
          </table:table-cell>
          <table:table-cell office:value-type="float" office:value="201">
            <text:p>201</text:p>
          </table:table-cell>
          <table:table-cell office:value-type="float" office:value="406.125">
            <text:p>406.125</text:p>
          </table:table-cell>
          <table:table-cell office:value-type="float" office:value="0.0673568163484808">
            <text:p>0.0673568163</text:p>
          </table:table-cell>
          <table:table-cell office:value-type="float" office:value="0.0167165668662675">
            <text:p>0.0167165669</text:p>
          </table:table-cell>
          <table:table-cell office:value-type="float" office:value="0.0229410269445857">
            <text:p>0.0229410269</text:p>
          </table:table-cell>
          <table:table-cell office:value-type="float" office:value="1.24464126100854">
            <text:p>1.244641261</text:p>
          </table:table-cell>
          <table:table-cell office:value-type="float" office:value="1.05905569350321">
            <text:p>1.0590556935</text:p>
          </table:table-cell>
          <table:table-cell office:value-type="float" office:value="1.0813251241119">
            <text:p>1.0813251241</text:p>
          </table:table-cell>
          <table:table-cell office:value-type="float" office:value="10.6334847105525">
            <text:p>10.6334847106</text:p>
          </table:table-cell>
          <table:table-cell office:value-type="float" office:value="0">
            <text:p>0</text:p>
          </table:table-cell>
          <table:table-cell office:value-type="float" office:value="30.5595682485285">
            <text:p>30.55956824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034">
            <text:p>8034</text:p>
          </table:table-cell>
          <table:table-cell office:value-type="float" office:value="11648">
            <text:p>11648</text:p>
          </table:table-cell>
          <table:table-cell office:value-type="float" office:value="17279">
            <text:p>17279</text:p>
          </table:table-cell>
          <table:table-cell office:value-type="float" office:value="406.875">
            <text:p>406.875</text:p>
          </table:table-cell>
          <table:table-cell office:value-type="float" office:value="173">
            <text:p>173</text:p>
          </table:table-cell>
          <table:table-cell office:value-type="float" office:value="355.5">
            <text:p>355.5</text:p>
          </table:table-cell>
          <table:table-cell office:value-type="float" office:value="0.0506441374159821">
            <text:p>0.0506441374</text:p>
          </table:table-cell>
          <table:table-cell office:value-type="float" office:value="0.0148523351648352">
            <text:p>0.0148523352</text:p>
          </table:table-cell>
          <table:table-cell office:value-type="float" office:value="0.020574107297876">
            <text:p>0.0205741073</text:p>
          </table:table-cell>
          <table:table-cell office:value-type="float" office:value="1.18228154511897">
            <text:p>1.1822815451</text:p>
          </table:table-cell>
          <table:table-cell office:value-type="float" office:value="1.05241553312223">
            <text:p>1.0524155331</text:p>
          </table:table-cell>
          <table:table-cell office:value-type="float" office:value="1.07283903156913">
            <text:p>1.0728390316</text:p>
          </table:table-cell>
          <table:table-cell office:value-type="float" office:value="14.0303423524956">
            <text:p>14.0303423525</text:p>
          </table:table-cell>
          <table:table-cell office:value-type="float" office:value="0">
            <text:p>0</text:p>
          </table:table-cell>
          <table:table-cell office:value-type="float" office:value="34.0356648545242">
            <text:p>34.035664854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834">
            <text:p>8834</text:p>
          </table:table-cell>
          <table:table-cell office:value-type="float" office:value="12220">
            <text:p>12220</text:p>
          </table:table-cell>
          <table:table-cell office:value-type="float" office:value="19461">
            <text:p>19461</text:p>
          </table:table-cell>
          <table:table-cell office:value-type="float" office:value="409.75">
            <text:p>409.75</text:p>
          </table:table-cell>
          <table:table-cell office:value-type="float" office:value="277.75">
            <text:p>277.75</text:p>
          </table:table-cell>
          <table:table-cell office:value-type="float" office:value="270.375">
            <text:p>270.375</text:p>
          </table:table-cell>
          <table:table-cell office:value-type="float" office:value="0.0463832918270319">
            <text:p>0.0463832918</text:p>
          </table:table-cell>
          <table:table-cell office:value-type="float" office:value="0.0227291325695581">
            <text:p>0.0227291326</text:p>
          </table:table-cell>
          <table:table-cell office:value-type="float" office:value="0.0138931709572992">
            <text:p>0.013893171</text:p>
          </table:table-cell>
          <table:table-cell office:value-type="float" office:value="1.16655828452561">
            <text:p>1.1665582845</text:p>
          </table:table-cell>
          <table:table-cell office:value-type="float" office:value="1.08056452638949">
            <text:p>1.0805645264</text:p>
          </table:table-cell>
          <table:table-cell office:value-type="float" office:value="1.04900441794107">
            <text:p>1.0490044179</text:p>
          </table:table-cell>
          <table:table-cell office:value-type="float" office:value="15.2878527239101">
            <text:p>15.2878527239</text:p>
          </table:table-cell>
          <table:table-cell office:value-type="float" office:value="30.8412557783411">
            <text:p>30.8412557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10">
            <text:p>210</text:p>
          </table:table-cell>
          <table:table-cell office:value-type="float" office:value="9554">
            <text:p>9554</text:p>
          </table:table-cell>
          <table:table-cell office:value-type="float" office:value="12702">
            <text:p>12702</text:p>
          </table:table-cell>
          <table:table-cell office:value-type="float" office:value="19560">
            <text:p>19560</text:p>
          </table:table-cell>
          <table:table-cell office:value-type="float" office:value="69.25">
            <text:p>69.25</text:p>
          </table:table-cell>
          <table:table-cell office:value-type="float" office:value="339.25">
            <text:p>339.25</text:p>
          </table:table-cell>
          <table:table-cell office:value-type="float" office:value="106.375">
            <text:p>106.375</text:p>
          </table:table-cell>
          <table:table-cell office:value-type="float" office:value="0.0072482729746703">
            <text:p>0.007248273</text:p>
          </table:table-cell>
          <table:table-cell office:value-type="float" office:value="0.0267083923791529">
            <text:p>0.0267083924</text:p>
          </table:table-cell>
          <table:table-cell office:value-type="float" office:value="0.00543839468302659">
            <text:p>0.0054383947</text:p>
          </table:table-cell>
          <table:table-cell office:value-type="float" office:value="1.02547192883513">
            <text:p>1.0254719288</text:p>
          </table:table-cell>
          <table:table-cell office:value-type="float" office:value="1.09487751624505">
            <text:p>1.0948775162</text:p>
          </table:table-cell>
          <table:table-cell office:value-type="float" office:value="1.01909235061858">
            <text:p>1.0190923506</text:p>
          </table:table-cell>
          <table:table-cell office:value-type="float" office:value="0">
            <text:p>0</text:p>
          </table:table-cell>
          <table:table-cell office:value-type="float" office:value="26.2974622773">
            <text:p>26.29746227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028">
            <text:p>9028</text:p>
          </table:table-cell>
          <table:table-cell office:value-type="float" office:value="12454">
            <text:p>12454</text:p>
          </table:table-cell>
          <table:table-cell office:value-type="float" office:value="19206">
            <text:p>19206</text:p>
          </table:table-cell>
          <table:table-cell office:value-type="float" office:value="76">
            <text:p>76</text:p>
          </table:table-cell>
          <table:table-cell office:value-type="float" office:value="234.75">
            <text:p>234.75</text:p>
          </table:table-cell>
          <table:table-cell office:value-type="float" office:value="212.5">
            <text:p>212.5</text:p>
          </table:table-cell>
          <table:table-cell office:value-type="float" office:value="0.00841825431989366">
            <text:p>0.0084182543</text:p>
          </table:table-cell>
          <table:table-cell office:value-type="float" office:value="0.0188493656656496">
            <text:p>0.0188493657</text:p>
          </table:table-cell>
          <table:table-cell office:value-type="float" office:value="0.0110642507549724">
            <text:p>0.0110642508</text:p>
          </table:table-cell>
          <table:table-cell office:value-type="float" office:value="1.02960278945098">
            <text:p>1.0296027895</text:p>
          </table:table-cell>
          <table:table-cell office:value-type="float" office:value="1.06666916505833">
            <text:p>1.0666691651</text:p>
          </table:table-cell>
          <table:table-cell office:value-type="float" office:value="1.03896481622615">
            <text:p>1.03896481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863">
            <text:p>8863</text:p>
          </table:table-cell>
          <table:table-cell office:value-type="float" office:value="11932">
            <text:p>11932</text:p>
          </table:table-cell>
          <table:table-cell office:value-type="float" office:value="19163">
            <text:p>19163</text:p>
          </table:table-cell>
          <table:table-cell office:value-type="float" office:value="165.25">
            <text:p>165.25</text:p>
          </table:table-cell>
          <table:table-cell office:value-type="float" office:value="286.875">
            <text:p>286.875</text:p>
          </table:table-cell>
          <table:table-cell office:value-type="float" office:value="314.75">
            <text:p>314.75</text:p>
          </table:table-cell>
          <table:table-cell office:value-type="float" office:value="0.0186449283538305">
            <text:p>0.0186449284</text:p>
          </table:table-cell>
          <table:table-cell office:value-type="float" office:value="0.0240424907810929">
            <text:p>0.0240424908</text:p>
          </table:table-cell>
          <table:table-cell office:value-type="float" office:value="0.0164248812816365">
            <text:p>0.0164248813</text:p>
          </table:table-cell>
          <table:table-cell office:value-type="float" office:value="1.06593861061091">
            <text:p>1.0659386106</text:p>
          </table:table-cell>
          <table:table-cell office:value-type="float" office:value="1.08528167880522">
            <text:p>1.0852816788</text:p>
          </table:table-cell>
          <table:table-cell office:value-type="float" office:value="1.05801584686695">
            <text:p>1.0580158469</text:p>
          </table:table-cell>
          <table:table-cell office:value-type="float" office:value="0">
            <text:p>0</text:p>
          </table:table-cell>
          <table:table-cell office:value-type="float" office:value="29.1752915987528">
            <text:p>29.1752915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780">
            <text:p>13780</text:p>
          </table:table-cell>
          <table:table-cell office:value-type="float" office:value="19574">
            <text:p>19574</text:p>
          </table:table-cell>
          <table:table-cell office:value-type="float" office:value="174.25">
            <text:p>174.25</text:p>
          </table:table-cell>
          <table:table-cell office:value-type="float" office:value="67.5">
            <text:p>67.5</text:p>
          </table:table-cell>
          <table:table-cell office:value-type="float" office:value="80.375">
            <text:p>80.375</text:p>
          </table:table-cell>
          <table:table-cell office:value-type="float" office:value="0.0187244788308618">
            <text:p>0.0187244788</text:p>
          </table:table-cell>
          <table:table-cell office:value-type="float" office:value="0.00489840348330914">
            <text:p>0.0048984035</text:p>
          </table:table-cell>
          <table:table-cell office:value-type="float" office:value="0.00410621232246858">
            <text:p>0.0041062123</text:p>
          </table:table-cell>
          <table:table-cell office:value-type="float" office:value="1.06622286387869">
            <text:p>1.0662228639</text:p>
          </table:table-cell>
          <table:table-cell office:value-type="float" office:value="1.01719144113069">
            <text:p>1.0171914411</text:p>
          </table:table-cell>
          <table:table-cell office:value-type="float" office:value="1.01440479064873">
            <text:p>1.01440479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621">
            <text:p>13621</text:p>
          </table:table-cell>
          <table:table-cell office:value-type="float" office:value="19158">
            <text:p>19158</text:p>
          </table:table-cell>
          <table:table-cell office:value-type="float" office:value="89.5">
            <text:p>89.5</text:p>
          </table:table-cell>
          <table:table-cell office:value-type="float" office:value="53.5">
            <text:p>53.5</text:p>
          </table:table-cell>
          <table:table-cell office:value-type="float" office:value="234.25">
            <text:p>234.25</text:p>
          </table:table-cell>
          <table:table-cell office:value-type="float" office:value="0.00957628932163492">
            <text:p>0.0095762893</text:p>
          </table:table-cell>
          <table:table-cell office:value-type="float" office:value="0.00392775860803172">
            <text:p>0.0039277586</text:p>
          </table:table-cell>
          <table:table-cell office:value-type="float" office:value="0.0122272679820441">
            <text:p>0.012227268</text:p>
          </table:table-cell>
          <table:table-cell office:value-type="float" office:value="1.03369675504738">
            <text:p>1.033696755</text:p>
          </table:table-cell>
          <table:table-cell office:value-type="float" office:value="1.01377739261197">
            <text:p>1.0137773926</text:p>
          </table:table-cell>
          <table:table-cell office:value-type="float" office:value="1.04308846985847">
            <text:p>1.04308846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995">
            <text:p>8995</text:p>
          </table:table-cell>
          <table:table-cell office:value-type="float" office:value="13430">
            <text:p>13430</text:p>
          </table:table-cell>
          <table:table-cell office:value-type="float" office:value="18591">
            <text:p>18591</text:p>
          </table:table-cell>
          <table:table-cell office:value-type="float" office:value="137">
            <text:p>137</text:p>
          </table:table-cell>
          <table:table-cell office:value-type="float" office:value="128.625">
            <text:p>128.625</text:p>
          </table:table-cell>
          <table:table-cell office:value-type="float" office:value="245.375">
            <text:p>245.375</text:p>
          </table:table-cell>
          <table:table-cell office:value-type="float" office:value="0.015230683713174">
            <text:p>0.0152306837</text:p>
          </table:table-cell>
          <table:table-cell office:value-type="float" office:value="0.00957743857036485">
            <text:p>0.0095774386</text:p>
          </table:table-cell>
          <table:table-cell office:value-type="float" office:value="0.0131985907159378">
            <text:p>0.0131985907</text:p>
          </table:table-cell>
          <table:table-cell office:value-type="float" office:value="1.0537620614998">
            <text:p>1.0537620615</text:p>
          </table:table-cell>
          <table:table-cell office:value-type="float" office:value="1.03370082056223">
            <text:p>1.0337008206</text:p>
          </table:table-cell>
          <table:table-cell office:value-type="float" office:value="1.04653650498768">
            <text:p>1.0465365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9351">
            <text:p>9351</text:p>
          </table:table-cell>
          <table:table-cell office:value-type="float" office:value="13754">
            <text:p>13754</text:p>
          </table:table-cell>
          <table:table-cell office:value-type="float" office:value="19797">
            <text:p>19797</text:p>
          </table:table-cell>
          <table:table-cell office:value-type="float" office:value="229.75">
            <text:p>229.75</text:p>
          </table:table-cell>
          <table:table-cell office:value-type="float" office:value="254.25">
            <text:p>254.25</text:p>
          </table:table-cell>
          <table:table-cell office:value-type="float" office:value="312.375">
            <text:p>312.375</text:p>
          </table:table-cell>
          <table:table-cell office:value-type="float" office:value="0.0245695647524329">
            <text:p>0.0245695648</text:p>
          </table:table-cell>
          <table:table-cell office:value-type="float" office:value="0.0184855314817508">
            <text:p>0.0184855315</text:p>
          </table:table-cell>
          <table:table-cell office:value-type="float" office:value="0.0157789058948326">
            <text:p>0.0157789059</text:p>
          </table:table-cell>
          <table:table-cell office:value-type="float" office:value="1.08717665711728">
            <text:p>1.0871766571</text:p>
          </table:table-cell>
          <table:table-cell office:value-type="float" office:value="1.06536912133949">
            <text:p>1.0653691213</text:p>
          </table:table-cell>
          <table:table-cell office:value-type="float" office:value="1.05571415941954">
            <text:p>1.0557141594</text:p>
          </table:table-cell>
          <table:table-cell office:value-type="float" office:value="28.556789781673">
            <text:p>28.55678978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271">
            <text:p>10271</text:p>
          </table:table-cell>
          <table:table-cell office:value-type="float" office:value="13780">
            <text:p>13780</text:p>
          </table:table-cell>
          <table:table-cell office:value-type="float" office:value="20584">
            <text:p>20584</text:p>
          </table:table-cell>
          <table:table-cell office:value-type="float" office:value="145.25">
            <text:p>145.25</text:p>
          </table:table-cell>
          <table:table-cell office:value-type="float" office:value="67.5">
            <text:p>67.5</text:p>
          </table:table-cell>
          <table:table-cell office:value-type="float" office:value="287.375">
            <text:p>287.375</text:p>
          </table:table-cell>
          <table:table-cell office:value-type="float" office:value="0.0141417583487489">
            <text:p>0.0141417583</text:p>
          </table:table-cell>
          <table:table-cell office:value-type="float" office:value="0.00489840348330914">
            <text:p>0.0048984035</text:p>
          </table:table-cell>
          <table:table-cell office:value-type="float" office:value="0.0139610862806063">
            <text:p>0.0139610863</text:p>
          </table:table-cell>
          <table:table-cell office:value-type="float" office:value="1.04988813330584">
            <text:p>1.0498881333</text:p>
          </table:table-cell>
          <table:table-cell office:value-type="float" office:value="1.01719144113069">
            <text:p>1.0171914411</text:p>
          </table:table-cell>
          <table:table-cell office:value-type="float" office:value="1.04924582936519">
            <text:p>1.04924582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0480">
            <text:p>10480</text:p>
          </table:table-cell>
          <table:table-cell office:value-type="float" office:value="13882">
            <text:p>13882</text:p>
          </table:table-cell>
          <table:table-cell office:value-type="float" office:value="20509">
            <text:p>20509</text:p>
          </table:table-cell>
          <table:table-cell office:value-type="float" office:value="98.375">
            <text:p>98.375</text:p>
          </table:table-cell>
          <table:table-cell office:value-type="float" office:value="116.625">
            <text:p>116.625</text:p>
          </table:table-cell>
          <table:table-cell office:value-type="float" office:value="460.5">
            <text:p>460.5</text:p>
          </table:table-cell>
          <table:table-cell office:value-type="float" office:value="0.00938692748091603">
            <text:p>0.0093869275</text:p>
          </table:table-cell>
          <table:table-cell office:value-type="float" office:value="0.0084011669788215">
            <text:p>0.008401167</text:p>
          </table:table-cell>
          <table:table-cell office:value-type="float" office:value="0.0224535569749866">
            <text:p>0.022453557</text:p>
          </table:table-cell>
          <table:table-cell office:value-type="float" office:value="1.03302695042197">
            <text:p>1.0330269504</text:p>
          </table:table-cell>
          <table:table-cell office:value-type="float" office:value="1.02954242045482">
            <text:p>1.0295424205</text:p>
          </table:table-cell>
          <table:table-cell office:value-type="float" office:value="1.07957560736528">
            <text:p>1.0795756074</text:p>
          </table:table-cell>
          <table:table-cell table:number-columns-repeated="2" office:value-type="float" office:value="0">
            <text:p>0</text:p>
          </table:table-cell>
          <table:table-cell office:value-type="float" office:value="31.2155527077134">
            <text:p>31.215552707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68">
            <text:p>13468</text:p>
          </table:table-cell>
          <table:table-cell office:value-type="float" office:value="21207">
            <text:p>21207</text:p>
          </table:table-cell>
          <table:table-cell office:value-type="float" office:value="100.75">
            <text:p>100.75</text:p>
          </table:table-cell>
          <table:table-cell office:value-type="float" office:value="164">
            <text:p>164</text:p>
          </table:table-cell>
          <table:table-cell office:value-type="float" office:value="780.625">
            <text:p>780.625</text:p>
          </table:table-cell>
          <table:table-cell office:value-type="float" office:value="0.0100248756218905">
            <text:p>0.0100248756</text:p>
          </table:table-cell>
          <table:table-cell office:value-type="float" office:value="0.0121770121770122">
            <text:p>0.0121770122</text:p>
          </table:table-cell>
          <table:table-cell office:value-type="float" office:value="0.0368097797896921">
            <text:p>0.0368097798</text:p>
          </table:table-cell>
          <table:table-cell office:value-type="float" office:value="1.03528404101384">
            <text:p>1.035284041</text:p>
          </table:table-cell>
          <table:table-cell office:value-type="float" office:value="1.04291017068564">
            <text:p>1.0429101707</text:p>
          </table:table-cell>
          <table:table-cell office:value-type="float" office:value="1.13148995064473">
            <text:p>1.13148995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1750025216494">
            <text:p>19.17500252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871">
            <text:p>13871</text:p>
          </table:table-cell>
          <table:table-cell office:value-type="float" office:value="21662">
            <text:p>21662</text:p>
          </table:table-cell>
          <table:table-cell office:value-type="float" office:value="128">
            <text:p>128</text:p>
          </table:table-cell>
          <table:table-cell office:value-type="float" office:value="171.125">
            <text:p>171.125</text:p>
          </table:table-cell>
          <table:table-cell office:value-type="float" office:value="828">
            <text:p>828</text:p>
          </table:table-cell>
          <table:table-cell office:value-type="float" office:value="0.0124344278220323">
            <text:p>0.0124344278</text:p>
          </table:table-cell>
          <table:table-cell office:value-type="float" office:value="0.0123368899142095">
            <text:p>0.0123368899</text:p>
          </table:table-cell>
          <table:table-cell office:value-type="float" office:value="0.0382236173945157">
            <text:p>0.0382236174</text:p>
          </table:table-cell>
          <table:table-cell office:value-type="float" office:value="1.04382354276783">
            <text:p>1.0438235428</text:p>
          </table:table-cell>
          <table:table-cell office:value-type="float" office:value="1.04347742445113">
            <text:p>1.0434774245</text:p>
          </table:table-cell>
          <table:table-cell office:value-type="float" office:value="1.13664630893718">
            <text:p>1.1366463089</text:p>
          </table:table-cell>
          <table:table-cell table:number-columns-repeated="2" office:value-type="float" office:value="0">
            <text:p>0</text:p>
          </table:table-cell>
          <table:table-cell office:value-type="float" office:value="18.4784095971923">
            <text:p>18.478409597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480">
            <text:p>14480</text:p>
          </table:table-cell>
          <table:table-cell office:value-type="float" office:value="21654">
            <text:p>21654</text:p>
          </table:table-cell>
          <table:table-cell office:value-type="float" office:value="39.125">
            <text:p>39.125</text:p>
          </table:table-cell>
          <table:table-cell office:value-type="float" office:value="137.25">
            <text:p>137.25</text:p>
          </table:table-cell>
          <table:table-cell office:value-type="float" office:value="980.875">
            <text:p>980.875</text:p>
          </table:table-cell>
          <table:table-cell office:value-type="float" office:value="0.00379706909937888">
            <text:p>0.0037970691</text:p>
          </table:table-cell>
          <table:table-cell office:value-type="float" office:value="0.00947859116022099">
            <text:p>0.0094785912</text:p>
          </table:table-cell>
          <table:table-cell office:value-type="float" office:value="0.0452976355407777">
            <text:p>0.0452976355</text:p>
          </table:table-cell>
          <table:table-cell office:value-type="float" office:value="1.01331800060597">
            <text:p>1.0133180006</text:p>
          </table:table-cell>
          <table:table-cell office:value-type="float" office:value="1.03335116269392">
            <text:p>1.0333511627</text:p>
          </table:table-cell>
          <table:table-cell office:value-type="float" office:value="1.16256340093247">
            <text:p>1.1625634009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60756733259">
            <text:p>15.646075673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438">
            <text:p>14438</text:p>
          </table:table-cell>
          <table:table-cell office:value-type="float" office:value="22757">
            <text:p>22757</text:p>
          </table:table-cell>
          <table:table-cell office:value-type="float" office:value="30">
            <text:p>30</text:p>
          </table:table-cell>
          <table:table-cell office:value-type="float" office:value="252.875">
            <text:p>252.875</text:p>
          </table:table-cell>
          <table:table-cell office:value-type="float" office:value="1220">
            <text:p>1220</text:p>
          </table:table-cell>
          <table:table-cell office:value-type="float" office:value="0.00296062370472713">
            <text:p>0.0029606237</text:p>
          </table:table-cell>
          <table:table-cell office:value-type="float" office:value="0.0175145449508242">
            <text:p>0.017514545</text:p>
          </table:table-cell>
          <table:table-cell office:value-type="float" office:value="0.0536098782792108">
            <text:p>0.0536098783</text:p>
          </table:table-cell>
          <table:table-cell office:value-type="float" office:value="1.01037936294028">
            <text:p>1.0103793629</text:p>
          </table:table-cell>
          <table:table-cell office:value-type="float" office:value="1.06190215552616">
            <text:p>1.0619021555</text:p>
          </table:table-cell>
          <table:table-cell office:value-type="float" office:value="1.1932676513135">
            <text:p>1.1932676513</text:p>
          </table:table-cell>
          <table:table-cell table:number-columns-repeated="2" office:value-type="float" office:value="0">
            <text:p>0</text:p>
          </table:table-cell>
          <table:table-cell office:value-type="float" office:value="13.273024783247">
            <text:p>13.273024783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081">
            <text:p>15081</text:p>
          </table:table-cell>
          <table:table-cell office:value-type="float" office:value="24957">
            <text:p>24957</text:p>
          </table:table-cell>
          <table:table-cell office:value-type="float" office:value="98.5">
            <text:p>98.5</text:p>
          </table:table-cell>
          <table:table-cell office:value-type="float" office:value="504.5">
            <text:p>504.5</text:p>
          </table:table-cell>
          <table:table-cell office:value-type="float" office:value="1265.25">
            <text:p>1265.25</text:p>
          </table:table-cell>
          <table:table-cell office:value-type="float" office:value="0.00998378268801946">
            <text:p>0.0099837827</text:p>
          </table:table-cell>
          <table:table-cell office:value-type="float" office:value="0.0334526888137391">
            <text:p>0.0334526888</text:p>
          </table:table-cell>
          <table:table-cell office:value-type="float" office:value="0.0506971991825941">
            <text:p>0.0506971992</text:p>
          </table:table-cell>
          <table:table-cell office:value-type="float" office:value="1.03513860420492">
            <text:p>1.0351386042</text:p>
          </table:table-cell>
          <table:table-cell office:value-type="float" office:value="1.11927781233027">
            <text:p>1.1192778123</text:p>
          </table:table-cell>
          <table:table-cell office:value-type="float" office:value="1.1824778009088">
            <text:p>1.1824778009</text:p>
          </table:table-cell>
          <table:table-cell office:value-type="float" office:value="0">
            <text:p>0</text:p>
          </table:table-cell>
          <table:table-cell office:value-type="float" office:value="21.0648961894714">
            <text:p>21.0648961895</text:p>
          </table:table-cell>
          <table:table-cell office:value-type="float" office:value="14.0160144558189">
            <text:p>14.016014455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483">
            <text:p>15483</text:p>
          </table:table-cell>
          <table:table-cell office:value-type="float" office:value="26421">
            <text:p>26421</text:p>
          </table:table-cell>
          <table:table-cell office:value-type="float" office:value="116.25">
            <text:p>116.25</text:p>
          </table:table-cell>
          <table:table-cell office:value-type="float" office:value="602.25">
            <text:p>602.25</text:p>
          </table:table-cell>
          <table:table-cell office:value-type="float" office:value="1390.625">
            <text:p>1390.625</text:p>
          </table:table-cell>
          <table:table-cell office:value-type="float" office:value="0.0111994219653179">
            <text:p>0.011199422</text:p>
          </table:table-cell>
          <table:table-cell office:value-type="float" office:value="0.0388975004844022">
            <text:p>0.0388975005</text:p>
          </table:table-cell>
          <table:table-cell office:value-type="float" office:value="0.052633321978729">
            <text:p>0.052633322</text:p>
          </table:table-cell>
          <table:table-cell office:value-type="float" office:value="1.03944381390123">
            <text:p>1.0394438139</text:p>
          </table:table-cell>
          <table:table-cell office:value-type="float" office:value="1.13910676216152">
            <text:p>1.1391067622</text:p>
          </table:table-cell>
          <table:table-cell office:value-type="float" office:value="1.18964634942728">
            <text:p>1.1896463494</text:p>
          </table:table-cell>
          <table:table-cell office:value-type="float" office:value="0">
            <text:p>0</text:p>
          </table:table-cell>
          <table:table-cell office:value-type="float" office:value="18.1642080321541">
            <text:p>18.1642080322</text:p>
          </table:table-cell>
          <table:table-cell office:value-type="float" office:value="13.5129711007784">
            <text:p>13.512971100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689">
            <text:p>16689</text:p>
          </table:table-cell>
          <table:table-cell office:value-type="float" office:value="28431">
            <text:p>28431</text:p>
          </table:table-cell>
          <table:table-cell office:value-type="float" office:value="117">
            <text:p>117</text:p>
          </table:table-cell>
          <table:table-cell office:value-type="float" office:value="920.375">
            <text:p>920.375</text:p>
          </table:table-cell>
          <table:table-cell office:value-type="float" office:value="1582.375">
            <text:p>1582.375</text:p>
          </table:table-cell>
          <table:table-cell office:value-type="float" office:value="0.0108003323179175">
            <text:p>0.0108003323</text:p>
          </table:table-cell>
          <table:table-cell office:value-type="float" office:value="0.0551486008748277">
            <text:p>0.0551486009</text:p>
          </table:table-cell>
          <table:table-cell office:value-type="float" office:value="0.0556566775702578">
            <text:p>0.0556566776</text:p>
          </table:table-cell>
          <table:table-cell office:value-type="float" office:value="1.03802979158194">
            <text:p>1.0380297916</text:p>
          </table:table-cell>
          <table:table-cell office:value-type="float" office:value="1.19898118469166">
            <text:p>1.1989811847</text:p>
          </table:table-cell>
          <table:table-cell office:value-type="float" office:value="1.2008697963819">
            <text:p>1.2008697964</text:p>
          </table:table-cell>
          <table:table-cell office:value-type="float" office:value="0">
            <text:p>0</text:p>
          </table:table-cell>
          <table:table-cell office:value-type="float" office:value="12.9121903887705">
            <text:p>12.9121903888</text:p>
          </table:table-cell>
          <table:table-cell office:value-type="float" office:value="12.7974257259053">
            <text:p>12.797425725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545">
            <text:p>17545</text:p>
          </table:table-cell>
          <table:table-cell office:value-type="float" office:value="30133">
            <text:p>30133</text:p>
          </table:table-cell>
          <table:table-cell office:value-type="float" office:value="198.375">
            <text:p>198.375</text:p>
          </table:table-cell>
          <table:table-cell office:value-type="float" office:value="943.5">
            <text:p>943.5</text:p>
          </table:table-cell>
          <table:table-cell office:value-type="float" office:value="1672.5">
            <text:p>1672.5</text:p>
          </table:table-cell>
          <table:table-cell office:value-type="float" office:value="0.0185051305970149">
            <text:p>0.0185051306</text:p>
          </table:table-cell>
          <table:table-cell office:value-type="float" office:value="0.0537760045597036">
            <text:p>0.0537760046</text:p>
          </table:table-cell>
          <table:table-cell office:value-type="float" office:value="0.0555039325656257">
            <text:p>0.0555039326</text:p>
          </table:table-cell>
          <table:table-cell office:value-type="float" office:value="1.06543913921204">
            <text:p>1.0654391392</text:p>
          </table:table-cell>
          <table:table-cell office:value-type="float" office:value="1.19388405894512">
            <text:p>1.1938840589</text:p>
          </table:table-cell>
          <table:table-cell office:value-type="float" office:value="1.20030190957898">
            <text:p>1.2003019096</text:p>
          </table:table-cell>
          <table:table-cell office:value-type="float" office:value="0">
            <text:p>0</text:p>
          </table:table-cell>
          <table:table-cell office:value-type="float" office:value="13.2330736185841">
            <text:p>13.2330736186</text:p>
          </table:table-cell>
          <table:table-cell office:value-type="float" office:value="12.8317070296499">
            <text:p>12.831707029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103">
            <text:p>18103</text:p>
          </table:table-cell>
          <table:table-cell office:value-type="float" office:value="31177">
            <text:p>31177</text:p>
          </table:table-cell>
          <table:table-cell office:value-type="float" office:value="410.5">
            <text:p>410.5</text:p>
          </table:table-cell>
          <table:table-cell office:value-type="float" office:value="820.5">
            <text:p>820.5</text:p>
          </table:table-cell>
          <table:table-cell office:value-type="float" office:value="1422">
            <text:p>1422</text:p>
          </table:table-cell>
          <table:table-cell office:value-type="float" office:value="0.0371224452884789">
            <text:p>0.0371224453</text:p>
          </table:table-cell>
          <table:table-cell office:value-type="float" office:value="0.0453239794509197">
            <text:p>0.0453239795</text:p>
          </table:table-cell>
          <table:table-cell office:value-type="float" office:value="0.0456105462360073">
            <text:p>0.0456105462</text:p>
          </table:table-cell>
          <table:table-cell office:value-type="float" office:value="1.1326295873603">
            <text:p>1.1326295874</text:p>
          </table:table-cell>
          <table:table-cell office:value-type="float" office:value="1.16266028378022">
            <text:p>1.1626602838</text:p>
          </table:table-cell>
          <table:table-cell office:value-type="float" office:value="1.1637143428048">
            <text:p>1.1637143428</text:p>
          </table:table-cell>
          <table:table-cell office:value-type="float" office:value="19.0163842136955">
            <text:p>19.0163842137</text:p>
          </table:table-cell>
          <table:table-cell office:value-type="float" office:value="15.6371801152434">
            <text:p>15.6371801152</text:p>
          </table:table-cell>
          <table:table-cell office:value-type="float" office:value="15.5410787505939">
            <text:p>15.541078750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9042">
            <text:p>19042</text:p>
          </table:table-cell>
          <table:table-cell office:value-type="float" office:value="32787">
            <text:p>32787</text:p>
          </table:table-cell>
          <table:table-cell office:value-type="float" office:value="465.5">
            <text:p>465.5</text:p>
          </table:table-cell>
          <table:table-cell office:value-type="float" office:value="1008.125">
            <text:p>1008.125</text:p>
          </table:table-cell>
          <table:table-cell office:value-type="float" office:value="814.875">
            <text:p>814.875</text:p>
          </table:table-cell>
          <table:table-cell office:value-type="float" office:value="0.0414736279401283">
            <text:p>0.0414736279</text:p>
          </table:table-cell>
          <table:table-cell office:value-type="float" office:value="0.0529421804432308">
            <text:p>0.0529421804</text:p>
          </table:table-cell>
          <table:table-cell office:value-type="float" office:value="0.0248536005123982">
            <text:p>0.0248536005</text:p>
          </table:table-cell>
          <table:table-cell office:value-type="float" office:value="1.1485290189469">
            <text:p>1.1485290189</text:p>
          </table:table-cell>
          <table:table-cell office:value-type="float" office:value="1.19079126551267">
            <text:p>1.1907912655</text:p>
          </table:table-cell>
          <table:table-cell office:value-type="float" office:value="1.08819829665192">
            <text:p>1.0881982967</text:p>
          </table:table-cell>
          <table:table-cell office:value-type="float" office:value="17.0571886978402">
            <text:p>17.0571886978</text:p>
          </table:table-cell>
          <table:table-cell office:value-type="float" office:value="13.4361256555181">
            <text:p>13.4361256555</text:p>
          </table:table-cell>
          <table:table-cell office:value-type="float" office:value="28.2343613941758">
            <text:p>28.234361394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730">
            <text:p>19730</text:p>
          </table:table-cell>
          <table:table-cell office:value-type="float" office:value="34313">
            <text:p>34313</text:p>
          </table:table-cell>
          <table:table-cell office:value-type="float" office:value="533.125">
            <text:p>533.125</text:p>
          </table:table-cell>
          <table:table-cell office:value-type="float" office:value="1109.25">
            <text:p>1109.25</text:p>
          </table:table-cell>
          <table:table-cell office:value-type="float" office:value="13.625">
            <text:p>13.625</text:p>
          </table:table-cell>
          <table:table-cell office:value-type="float" office:value="0.0474310498220641">
            <text:p>0.0474310498</text:p>
          </table:table-cell>
          <table:table-cell office:value-type="float" office:value="0.0562214901165737">
            <text:p>0.0562214901</text:p>
          </table:table-cell>
          <table:table-cell office:value-type="float" office:value="0.000397079823973421">
            <text:p>0.0003970798</text:p>
          </table:table-cell>
          <table:table-cell office:value-type="float" office:value="1.17041809517218">
            <text:p>1.1704180952</text:p>
          </table:table-cell>
          <table:table-cell office:value-type="float" office:value="1.20297049307183">
            <text:p>1.2029704931</text:p>
          </table:table-cell>
          <table:table-cell office:value-type="float" office:value="1.00139008842178">
            <text:p>1.0013900884</text:p>
          </table:table-cell>
          <table:table-cell office:value-type="float" office:value="14.9576822913135">
            <text:p>14.9576822913</text:p>
          </table:table-cell>
          <table:table-cell office:value-type="float" office:value="12.6722796074092">
            <text:p>12.6722796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693">
            <text:p>20693</text:p>
          </table:table-cell>
          <table:table-cell office:value-type="float" office:value="36137">
            <text:p>36137</text:p>
          </table:table-cell>
          <table:table-cell office:value-type="float" office:value="628.125">
            <text:p>628.125</text:p>
          </table:table-cell>
          <table:table-cell office:value-type="float" office:value="1092.125">
            <text:p>1092.125</text:p>
          </table:table-cell>
          <table:table-cell office:value-type="float" office:value="-331.375">
            <text:p>-331.375</text:p>
          </table:table-cell>
          <table:table-cell office:value-type="float" office:value="0.0535942832764505">
            <text:p>0.0535942833</text:p>
          </table:table-cell>
          <table:table-cell office:value-type="float" office:value="0.0527775093026627">
            <text:p>0.0527775093</text:p>
          </table:table-cell>
          <table:table-cell office:value-type="float" office:value="-0.00916996430251543">
            <text:p>-0.0091699643</text:p>
          </table:table-cell>
          <table:table-cell office:value-type="float" office:value="1.19320979197941">
            <text:p>1.193209792</text:p>
          </table:table-cell>
          <table:table-cell office:value-type="float" office:value="1.19018079491618">
            <text:p>1.1901807949</text:p>
          </table:table-cell>
          <table:table-cell office:value-type="float" office:value="0.968069937902002">
            <text:p>0.9680699379</text:p>
          </table:table-cell>
          <table:table-cell office:value-type="float" office:value="13.2767878879104">
            <text:p>13.2767878879</text:p>
          </table:table-cell>
          <table:table-cell office:value-type="float" office:value="13.4769847053752">
            <text:p>13.4769847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6333">
            <text:p>36333</text:p>
          </table:table-cell>
          <table:table-cell office:value-type="float" office:value="647">
            <text:p>647</text:p>
          </table:table-cell>
          <table:table-cell office:value-type="float" office:value="1030.625">
            <text:p>1030.625</text:p>
          </table:table-cell>
          <table:table-cell office:value-type="float" office:value="-305.875">
            <text:p>-305.875</text:p>
          </table:table-cell>
          <table:table-cell office:value-type="float" office:value="0.0492015209125475">
            <text:p>0.0492015209</text:p>
          </table:table-cell>
          <table:table-cell office:value-type="float" office:value="0.0474505064456722">
            <text:p>0.0474505064</text:p>
          </table:table-cell>
          <table:table-cell office:value-type="float" office:value="-0.00841865521702034">
            <text:p>-0.0084186552</text:p>
          </table:table-cell>
          <table:table-cell office:value-type="float" office:value="1.17695007092773">
            <text:p>1.1769500709</text:p>
          </table:table-cell>
          <table:table-cell office:value-type="float" office:value="1.17048981166128">
            <text:p>1.1704898117</text:p>
          </table:table-cell>
          <table:table-cell office:value-type="float" office:value="0.970673619301529">
            <text:p>0.9706736193</text:p>
          </table:table-cell>
          <table:table-cell office:value-type="float" office:value="14.4317212394761">
            <text:p>14.4317212395</text:p>
          </table:table-cell>
          <table:table-cell office:value-type="float" office:value="14.9516889764043">
            <text:p>14.9516889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4104">
            <text:p>14104</text:p>
          </table:table-cell>
          <table:table-cell office:value-type="float" office:value="22739">
            <text:p>22739</text:p>
          </table:table-cell>
          <table:table-cell office:value-type="float" office:value="32940">
            <text:p>32940</text:p>
          </table:table-cell>
          <table:table-cell office:value-type="float" office:value="712">
            <text:p>712</text:p>
          </table:table-cell>
          <table:table-cell office:value-type="float" office:value="563.25">
            <text:p>563.25</text:p>
          </table:table-cell>
          <table:table-cell office:value-type="float" office:value="-347.875">
            <text:p>-347.875</text:p>
          </table:table-cell>
          <table:table-cell office:value-type="float" office:value="0.050482132728304">
            <text:p>0.0504821327</text:p>
          </table:table-cell>
          <table:table-cell office:value-type="float" office:value="0.0247702185672193">
            <text:p>0.0247702186</text:p>
          </table:table-cell>
          <table:table-cell office:value-type="float" office:value="-0.0105608682452945">
            <text:p>-0.0105608682</text:p>
          </table:table-cell>
          <table:table-cell office:value-type="float" office:value="1.18168241816967">
            <text:p>1.1816824182</text:p>
          </table:table-cell>
          <table:table-cell office:value-type="float" office:value="1.08789834989189">
            <text:p>1.0878983499</text:p>
          </table:table-cell>
          <table:table-cell office:value-type="float" office:value="0.963255563740134">
            <text:p>0.9632555637</text:p>
          </table:table-cell>
          <table:table-cell office:value-type="float" office:value="14.0742736695742">
            <text:p>14.0742736696</text:p>
          </table:table-cell>
          <table:table-cell office:value-type="float" office:value="28.3282472287217">
            <text:p>28.3282472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5098">
            <text:p>15098</text:p>
          </table:table-cell>
          <table:table-cell office:value-type="float" office:value="20768">
            <text:p>20768</text:p>
          </table:table-cell>
          <table:table-cell office:value-type="float" office:value="33127">
            <text:p>33127</text:p>
          </table:table-cell>
          <table:table-cell office:value-type="float" office:value="757.75">
            <text:p>757.75</text:p>
          </table:table-cell>
          <table:table-cell office:value-type="float" office:value="-470.375">
            <text:p>-470.375</text:p>
          </table:table-cell>
          <table:table-cell office:value-type="float" office:value="4.875">
            <text:p>4.875</text:p>
          </table:table-cell>
          <table:table-cell office:value-type="float" office:value="0.0501887667240694">
            <text:p>0.0501887667</text:p>
          </table:table-cell>
          <table:table-cell office:value-type="float" office:value="-0.0226490273497689">
            <text:p>-0.0226490273</text:p>
          </table:table-cell>
          <table:table-cell office:value-type="float" office:value="0.000147160926132762">
            <text:p>0.0001471609</text:p>
          </table:table-cell>
          <table:table-cell office:value-type="float" office:value="1.1805977516526">
            <text:p>1.1805977517</text:p>
          </table:table-cell>
          <table:table-cell office:value-type="float" office:value="0.921733842017994">
            <text:p>0.921733842</text:p>
          </table:table-cell>
          <table:table-cell office:value-type="float" office:value="1.00051510568789">
            <text:p>1.0005151057</text:p>
          </table:table-cell>
          <table:table-cell office:value-type="float" office:value="14.1545482991163">
            <text:p>14.1545482991</text:p>
          </table:table-cell>
          <table:table-cell office:value-type="float" office:value="-30.2559418561022">
            <text:p>-30.2559418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3110">
            <text:p>13110</text:p>
          </table:table-cell>
          <table:table-cell office:value-type="float" office:value="20634">
            <text:p>20634</text:p>
          </table:table-cell>
          <table:table-cell office:value-type="float" office:value="34800">
            <text:p>34800</text:p>
          </table:table-cell>
          <table:table-cell office:value-type="float" office:value="-1012.625">
            <text:p>-1012.625</text:p>
          </table:table-cell>
          <table:table-cell office:value-type="float" office:value="1160.5">
            <text:p>1160.5</text:p>
          </table:table-cell>
          <table:table-cell office:value-type="float" office:value="-343.625">
            <text:p>-343.625</text:p>
          </table:table-cell>
          <table:table-cell office:value-type="float" office:value="-0.0772406559877956">
            <text:p>-0.077240656</text:p>
          </table:table-cell>
          <table:table-cell office:value-type="float" office:value="0.0562421246486382">
            <text:p>0.0562421246</text:p>
          </table:table-cell>
          <table:table-cell office:value-type="float" office:value="-0.0098742816091954">
            <text:p>-0.0098742816</text:p>
          </table:table-cell>
          <table:table-cell office:value-type="float" office:value="0.741351297160068">
            <text:p>0.7413512972</text:p>
          </table:table-cell>
          <table:table-cell office:value-type="float" office:value="1.20304726237682">
            <text:p>1.2030472624</text:p>
          </table:table-cell>
          <table:table-cell office:value-type="float" office:value="0.96563111718492">
            <text:p>0.9656311172</text:p>
          </table:table-cell>
          <table:table-cell office:value-type="float" office:value="-8.62264808331264">
            <text:p>-8.6226480833</text:p>
          </table:table-cell>
          <table:table-cell office:value-type="float" office:value="12.6677551726517">
            <text:p>12.6677551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3409">
            <text:p>13409</text:p>
          </table:table-cell>
          <table:table-cell office:value-type="float" office:value="21387">
            <text:p>21387</text:p>
          </table:table-cell>
          <table:table-cell office:value-type="float" office:value="35292">
            <text:p>35292</text:p>
          </table:table-cell>
          <table:table-cell office:value-type="float" office:value="-948.75">
            <text:p>-948.75</text:p>
          </table:table-cell>
          <table:table-cell office:value-type="float" office:value="951.75">
            <text:p>951.75</text:p>
          </table:table-cell>
          <table:table-cell office:value-type="float" office:value="-327">
            <text:p>-327</text:p>
          </table:table-cell>
          <table:table-cell office:value-type="float" office:value="-0.0707547169811321">
            <text:p>-0.070754717</text:p>
          </table:table-cell>
          <table:table-cell office:value-type="float" office:value="0.0445013325852153">
            <text:p>0.0445013326</text:p>
          </table:table-cell>
          <table:table-cell office:value-type="float" office:value="-0.009265555933356">
            <text:p>-0.0092655559</text:p>
          </table:table-cell>
          <table:table-cell office:value-type="float" office:value="0.762170701317195">
            <text:p>0.7621707013</text:p>
          </table:table-cell>
          <table:table-cell office:value-type="float" office:value="1.1596361865079">
            <text:p>1.1596361865</text:p>
          </table:table-cell>
          <table:table-cell office:value-type="float" office:value="0.967738821265692">
            <text:p>0.9677388213</text:p>
          </table:table-cell>
          <table:table-cell office:value-type="float" office:value="-9.44566819994407">
            <text:p>-9.4456681999</text:p>
          </table:table-cell>
          <table:table-cell office:value-type="float" office:value="15.919933430261">
            <text:p>15.9199334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11960">
            <text:p>11960</text:p>
          </table:table-cell>
          <table:table-cell office:value-type="float" office:value="21920">
            <text:p>21920</text:p>
          </table:table-cell>
          <table:table-cell office:value-type="float" office:value="32030">
            <text:p>32030</text:p>
          </table:table-cell>
          <table:table-cell office:value-type="float" office:value="-611.25">
            <text:p>-611.25</text:p>
          </table:table-cell>
          <table:table-cell office:value-type="float" office:value="528.5">
            <text:p>528.5</text:p>
          </table:table-cell>
          <table:table-cell office:value-type="float" office:value="-563.375">
            <text:p>-563.375</text:p>
          </table:table-cell>
          <table:table-cell office:value-type="float" office:value="-0.0511078595317726">
            <text:p>-0.0511078595</text:p>
          </table:table-cell>
          <table:table-cell office:value-type="float" office:value="0.024110401459854">
            <text:p>0.0241104015</text:p>
          </table:table-cell>
          <table:table-cell office:value-type="float" office:value="-0.0175889790821105">
            <text:p>-0.0175889791</text:p>
          </table:table-cell>
          <table:table-cell office:value-type="float" office:value="0.826242037718398">
            <text:p>0.8262420377</text:p>
          </table:table-cell>
          <table:table-cell office:value-type="float" office:value="1.08552577556826">
            <text:p>1.0855257756</text:p>
          </table:table-cell>
          <table:table-cell office:value-type="float" office:value="0.939044942695509">
            <text:p>0.9390449427</text:p>
          </table:table-cell>
          <table:table-cell office:value-type="float" office:value="-13.2128344170929">
            <text:p>-13.2128344171</text:p>
          </table:table-cell>
          <table:table-cell office:value-type="float" office:value="29.0940833552385">
            <text:p>29.0940833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0764">
            <text:p>10764</text:p>
          </table:table-cell>
          <table:table-cell office:value-type="float" office:value="20602">
            <text:p>20602</text:p>
          </table:table-cell>
          <table:table-cell office:value-type="float" office:value="32043">
            <text:p>32043</text:p>
          </table:table-cell>
          <table:table-cell office:value-type="float" office:value="-351.375">
            <text:p>-351.375</text:p>
          </table:table-cell>
          <table:table-cell office:value-type="float" office:value="-700.25">
            <text:p>-700.25</text:p>
          </table:table-cell>
          <table:table-cell office:value-type="float" office:value="50.75">
            <text:p>50.75</text:p>
          </table:table-cell>
          <table:table-cell office:value-type="float" office:value="-0.0326435340022297">
            <text:p>-0.032643534</text:p>
          </table:table-cell>
          <table:table-cell office:value-type="float" office:value="-0.033989418503058">
            <text:p>-0.0339894185</text:p>
          </table:table-cell>
          <table:table-cell office:value-type="float" office:value="0.00158380925631183">
            <text:p>0.0015838093</text:p>
          </table:table-cell>
          <table:table-cell office:value-type="float" office:value="0.887836207604019">
            <text:p>0.8878362076</text:p>
          </table:table-cell>
          <table:table-cell office:value-type="float" office:value="0.883301385156842">
            <text:p>0.8833013852</text:p>
          </table:table-cell>
          <table:table-cell office:value-type="float" office:value="1.00554824896254">
            <text:p>1.005548249</text:p>
          </table:table-cell>
          <table:table-cell office:value-type="float" office:value="-20.8853372417989">
            <text:p>-20.8853372418</text:p>
          </table:table-cell>
          <table:table-cell office:value-type="float" office:value="-20.044457511717">
            <text:p>-20.0444575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1730">
            <text:p>11730</text:p>
          </table:table-cell>
          <table:table-cell office:value-type="float" office:value="19711">
            <text:p>19711</text:p>
          </table:table-cell>
          <table:table-cell office:value-type="float" office:value="33901">
            <text:p>33901</text:p>
          </table:table-cell>
          <table:table-cell office:value-type="float" office:value="126.5">
            <text:p>126.5</text:p>
          </table:table-cell>
          <table:table-cell office:value-type="float" office:value="-323.5">
            <text:p>-323.5</text:p>
          </table:table-cell>
          <table:table-cell office:value-type="float" office:value="-455.25">
            <text:p>-455.25</text:p>
          </table:table-cell>
          <table:table-cell office:value-type="float" office:value="0.0107843137254902">
            <text:p>0.0107843137</text:p>
          </table:table-cell>
          <table:table-cell office:value-type="float" office:value="-0.0164121556491299">
            <text:p>-0.0164121556</text:p>
          </table:table-cell>
          <table:table-cell office:value-type="float" office:value="-0.0134288074098109">
            <text:p>-0.0134288074</text:p>
          </table:table-cell>
          <table:table-cell office:value-type="float" office:value="1.03797304882737">
            <text:p>1.0379730488</text:p>
          </table:table-cell>
          <table:table-cell office:value-type="float" office:value="0.943085398580026">
            <text:p>0.9430853986</text:p>
          </table:table-cell>
          <table:table-cell office:value-type="float" office:value="0.953352626487823">
            <text:p>0.9533526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2420">
            <text:p>12420</text:p>
          </table:table-cell>
          <table:table-cell office:value-type="float" office:value="20401">
            <text:p>20401</text:p>
          </table:table-cell>
          <table:table-cell office:value-type="float" office:value="34396">
            <text:p>34396</text:p>
          </table:table-cell>
          <table:table-cell office:value-type="float" office:value="-31.625">
            <text:p>-31.625</text:p>
          </table:table-cell>
          <table:table-cell office:value-type="float" office:value="-1028.25">
            <text:p>-1028.25</text:p>
          </table:table-cell>
          <table:table-cell office:value-type="float" office:value="-737.75">
            <text:p>-737.75</text:p>
          </table:table-cell>
          <table:table-cell office:value-type="float" office:value="-0.0025462962962963">
            <text:p>-0.0025462963</text:p>
          </table:table-cell>
          <table:table-cell office:value-type="float" office:value="-0.0504019410813195">
            <text:p>-0.0504019411</text:p>
          </table:table-cell>
          <table:table-cell office:value-type="float" office:value="-0.0214487149668566">
            <text:p>-0.021448715</text:p>
          </table:table-cell>
          <table:table-cell office:value-type="float" office:value="0.991100670867627">
            <text:p>0.9911006709</text:p>
          </table:table-cell>
          <table:table-cell office:value-type="float" office:value="0.828572303318321">
            <text:p>0.8285723033</text:p>
          </table:table-cell>
          <table:table-cell office:value-type="float" office:value="0.925831190468512">
            <text:p>0.9258311905</text:p>
          </table:table-cell>
          <table:table-cell office:value-type="float" office:value="0">
            <text:p>0</text:p>
          </table:table-cell>
          <table:table-cell office:value-type="float" office:value="-13.4028298781194">
            <text:p>-13.4028298781</text:p>
          </table:table-cell>
          <table:table-cell office:value-type="float" office:value="-31.9686639117804">
            <text:p>-31.968663911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1960">
            <text:p>11960</text:p>
          </table:table-cell>
          <table:table-cell office:value-type="float" office:value="19760">
            <text:p>19760</text:p>
          </table:table-cell>
          <table:table-cell office:value-type="float" office:value="32292">
            <text:p>32292</text:p>
          </table:table-cell>
          <table:table-cell office:value-type="float" office:value="-611.25">
            <text:p>-611.25</text:p>
          </table:table-cell>
          <table:table-cell office:value-type="float" office:value="-1056.25">
            <text:p>-1056.25</text:p>
          </table:table-cell>
          <table:table-cell office:value-type="float" office:value="-58.5">
            <text:p>-58.5</text:p>
          </table:table-cell>
          <table:table-cell office:value-type="float" office:value="-0.0511078595317726">
            <text:p>-0.0511078595</text:p>
          </table:table-cell>
          <table:table-cell office:value-type="float" office:value="-0.0534539473684211">
            <text:p>-0.0534539474</text:p>
          </table:table-cell>
          <table:table-cell office:value-type="float" office:value="-0.00181159420289855">
            <text:p>-0.0018115942</text:p>
          </table:table-cell>
          <table:table-cell office:value-type="float" office:value="0.826242037718398">
            <text:p>0.8262420377</text:p>
          </table:table-cell>
          <table:table-cell office:value-type="float" office:value="0.818511540209488">
            <text:p>0.8185115402</text:p>
          </table:table-cell>
          <table:table-cell office:value-type="float" office:value="0.993665852762025">
            <text:p>0.9936658528</text:p>
          </table:table-cell>
          <table:table-cell office:value-type="float" office:value="-13.2128344170929">
            <text:p>-13.2128344171</text:p>
          </table:table-cell>
          <table:table-cell office:value-type="float" office:value="-12.6174375393814">
            <text:p>-12.6174375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0764">
            <text:p>10764</text:p>
          </table:table-cell>
          <table:table-cell office:value-type="float" office:value="18873">
            <text:p>18873</text:p>
          </table:table-cell>
          <table:table-cell office:value-type="float" office:value="31434">
            <text:p>31434</text:p>
          </table:table-cell>
          <table:table-cell office:value-type="float" office:value="-351.375">
            <text:p>-351.375</text:p>
          </table:table-cell>
          <table:table-cell office:value-type="float" office:value="-865.5">
            <text:p>-865.5</text:p>
          </table:table-cell>
          <table:table-cell office:value-type="float" office:value="65">
            <text:p>65</text:p>
          </table:table-cell>
          <table:table-cell office:value-type="float" office:value="-0.0326435340022297">
            <text:p>-0.032643534</text:p>
          </table:table-cell>
          <table:table-cell office:value-type="float" office:value="-0.045859163884915">
            <text:p>-0.0458591639</text:p>
          </table:table-cell>
          <table:table-cell office:value-type="float" office:value="0.00206782464846981">
            <text:p>0.0020678246</text:p>
          </table:table-cell>
          <table:table-cell office:value-type="float" office:value="0.887836207604019">
            <text:p>0.8878362076</text:p>
          </table:table-cell>
          <table:table-cell office:value-type="float" office:value="0.843614929710756">
            <text:p>0.8436149297</text:p>
          </table:table-cell>
          <table:table-cell office:value-type="float" office:value="1.00724576703125">
            <text:p>1.007245767</text:p>
          </table:table-cell>
          <table:table-cell office:value-type="float" office:value="-20.8853372417989">
            <text:p>-20.8853372418</text:p>
          </table:table-cell>
          <table:table-cell office:value-type="float" office:value="-14.7654078570347">
            <text:p>-14.765407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1730">
            <text:p>11730</text:p>
          </table:table-cell>
          <table:table-cell office:value-type="float" office:value="18392">
            <text:p>18392</text:p>
          </table:table-cell>
          <table:table-cell office:value-type="float" office:value="32084">
            <text:p>32084</text:p>
          </table:table-cell>
          <table:table-cell office:value-type="float" office:value="126.5">
            <text:p>126.5</text:p>
          </table:table-cell>
          <table:table-cell office:value-type="float" office:value="-82.5">
            <text:p>-82.5</text:p>
          </table:table-cell>
          <table:table-cell office:value-type="float" office:value="55.25">
            <text:p>55.25</text:p>
          </table:table-cell>
          <table:table-cell office:value-type="float" office:value="0.0107843137254902">
            <text:p>0.0107843137</text:p>
          </table:table-cell>
          <table:table-cell office:value-type="float" office:value="-0.00448564593301435">
            <text:p>-0.0044856459</text:p>
          </table:table-cell>
          <table:table-cell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office:value-type="float" office:value="0.984339676432545">
            <text:p>0.9843396764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2012">
            <text:p>12012</text:p>
          </table:table-cell>
          <table:table-cell office:value-type="float" office:value="17848">
            <text:p>17848</text:p>
          </table:table-cell>
          <table:table-cell office:value-type="float" office:value="30732">
            <text:p>30732</text:p>
          </table:table-cell>
          <table:table-cell office:value-type="float" office:value="-748.5">
            <text:p>-748.5</text:p>
          </table:table-cell>
          <table:table-cell office:value-type="float" office:value="-132.25">
            <text:p>-132.25</text:p>
          </table:table-cell>
          <table:table-cell office:value-type="float" office:value="-29.25">
            <text:p>-29.25</text:p>
          </table:table-cell>
          <table:table-cell office:value-type="float" office:value="-0.0623126873126873">
            <text:p>-0.0623126873</text:p>
          </table:table-cell>
          <table:table-cell office:value-type="float" office:value="-0.00740979381443299">
            <text:p>-0.0074097938</text:p>
          </table:table-cell>
          <table:table-cell office:value-type="float" office:value="-0.000951776649746193">
            <text:p>-0.0009517766</text:p>
          </table:table-cell>
          <table:table-cell office:value-type="float" office:value="0.789516021565847">
            <text:p>0.7895160216</text:p>
          </table:table-cell>
          <table:table-cell office:value-type="float" office:value="0.974173335536454">
            <text:p>0.9741733355</text:p>
          </table:table-cell>
          <table:table-cell office:value-type="float" office:value="0.996670557248319">
            <text:p>0.9966705572</text:p>
          </table:table-cell>
          <table:table-cell office:value-type="float" office:value="-10.7734029437923">
            <text:p>-10.7734029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1232">
            <text:p>11232</text:p>
          </table:table-cell>
          <table:table-cell office:value-type="float" office:value="18360">
            <text:p>18360</text:p>
          </table:table-cell>
          <table:table-cell office:value-type="float" office:value="29536">
            <text:p>29536</text:p>
          </table:table-cell>
          <table:table-cell office:value-type="float" office:value="-549.375">
            <text:p>-549.375</text:p>
          </table:table-cell>
          <table:table-cell office:value-type="float" office:value="43.125">
            <text:p>43.125</text:p>
          </table:table-cell>
          <table:table-cell office:value-type="float" office:value="32.5">
            <text:p>32.5</text:p>
          </table:table-cell>
          <table:table-cell office:value-type="float" office:value="-0.0489115918803419">
            <text:p>-0.0489115919</text:p>
          </table:table-cell>
          <table:table-cell office:value-type="float" office:value="0.00234885620915033">
            <text:p>0.0023488562</text:p>
          </table:table-cell>
          <table:table-cell office:value-type="float" office:value="0.00110035211267606">
            <text:p>0.0011003521</text:p>
          </table:table-cell>
          <table:table-cell office:value-type="float" office:value="0.833498422306531">
            <text:p>0.8334984223</text:p>
          </table:table-cell>
          <table:table-cell office:value-type="float" office:value="1.00823181029799">
            <text:p>1.0082318103</text:p>
          </table:table-cell>
          <table:table-cell office:value-type="float" office:value="1.00385360551292">
            <text:p>1.0038536055</text:p>
          </table:table-cell>
          <table:table-cell office:value-type="float" office:value="-13.8219594460855">
            <text:p>-13.82195944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1970">
            <text:p>11970</text:p>
          </table:table-cell>
          <table:table-cell office:value-type="float" office:value="18480">
            <text:p>18480</text:p>
          </table:table-cell>
          <table:table-cell office:value-type="float" office:value="30758">
            <text:p>30758</text:p>
          </table:table-cell>
          <table:table-cell office:value-type="float" office:value="-259.25">
            <text:p>-259.25</text:p>
          </table:table-cell>
          <table:table-cell office:value-type="float" office:value="78.75">
            <text:p>78.75</text:p>
          </table:table-cell>
          <table:table-cell office:value-type="float" office:value="243.75">
            <text:p>243.75</text:p>
          </table:table-cell>
          <table:table-cell office:value-type="float" office:value="-0.0216583124477861">
            <text:p>-0.0216583124</text:p>
          </table:table-cell>
          <table:table-cell office:value-type="float" office:value="0.00426136363636364">
            <text:p>0.0042613636</text:p>
          </table:table-cell>
          <table:table-cell office:value-type="float" office:value="0.00792476754015215">
            <text:p>0.0079247675</text:p>
          </table:table-cell>
          <table:table-cell office:value-type="float" office:value="0.925115308128997">
            <text:p>0.9251153081</text:p>
          </table:table-cell>
          <table:table-cell office:value-type="float" office:value="1.01495036479855">
            <text:p>1.0149503648</text:p>
          </table:table-cell>
          <table:table-cell office:value-type="float" office:value="1.02785977819404">
            <text:p>1.0278597782</text:p>
          </table:table-cell>
          <table:table-cell office:value-type="float" office:value="-31.6559099576265">
            <text:p>-31.6559099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2960">
            <text:p>12960</text:p>
          </table:table-cell>
          <table:table-cell office:value-type="float" office:value="19260">
            <text:p>19260</text:p>
          </table:table-cell>
          <table:table-cell office:value-type="float" office:value="31616">
            <text:p>31616</text:p>
          </table:table-cell>
          <table:table-cell office:value-type="float" office:value="-33">
            <text:p>-33</text:p>
          </table:table-cell>
          <table:table-cell office:value-type="float" office:value="225">
            <text:p>225</text:p>
          </table:table-cell>
          <table:table-cell office:value-type="float" office:value="16.25">
            <text:p>16.25</text:p>
          </table:table-cell>
          <table:table-cell office:value-type="float" office:value="-0.0025462962962963">
            <text:p>-0.0025462963</text:p>
          </table:table-cell>
          <table:table-cell office:value-type="float" office:value="0.0116822429906542">
            <text:p>0.011682243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1.04115534107782">
            <text:p>1.0411553411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642">
            <text:p>12642</text:p>
          </table:table-cell>
          <table:table-cell office:value-type="float" office:value="18780">
            <text:p>18780</text:p>
          </table:table-cell>
          <table:table-cell office:value-type="float" office:value="32552">
            <text:p>32552</text:p>
          </table:table-cell>
          <table:table-cell office:value-type="float" office:value="-65.625">
            <text:p>-65.625</text:p>
          </table:table-cell>
          <table:table-cell office:value-type="float" office:value="78.75">
            <text:p>78.75</text:p>
          </table:table-cell>
          <table:table-cell office:value-type="float" office:value="136.5">
            <text:p>136.5</text:p>
          </table:table-cell>
          <table:table-cell office:value-type="float" office:value="-0.00519102990033223">
            <text:p>-0.0051910299</text:p>
          </table:table-cell>
          <table:table-cell table:number-columns-repeated="2" office:value-type="float" office:value="0.00419329073482428">
            <text:p>0.0041932907</text:p>
          </table:table-cell>
          <table:table-cell office:value-type="float" office:value="0.981884211060032">
            <text:p>0.9818842111</text:p>
          </table:table-cell>
          <table:table-cell table:number-columns-repeated="2"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2750">
            <text:p>12750</text:p>
          </table:table-cell>
          <table:table-cell office:value-type="float" office:value="18568">
            <text:p>18568</text:p>
          </table:table-cell>
          <table:table-cell office:value-type="float" office:value="32552">
            <text:p>32552</text:p>
          </table:table-cell>
          <table:table-cell office:value-type="float" office:value="42.5">
            <text:p>42.5</text:p>
          </table:table-cell>
          <table:table-cell office:value-type="float" office:value="280.5">
            <text:p>280.5</text:p>
          </table:table-cell>
          <table:table-cell office:value-type="float" office:value="312">
            <text:p>312</text:p>
          </table:table-cell>
          <table:table-cell office:value-type="float" office:value="0.00333333333333333">
            <text:p>0.0033333333</text:p>
          </table:table-cell>
          <table:table-cell office:value-type="float" office:value="0.01510663507109">
            <text:p>0.0151066351</text:p>
          </table:table-cell>
          <table:table-cell office:value-type="float" office:value="0.00958466453674121">
            <text:p>0.0095846645</text:p>
          </table:table-cell>
          <table:table-cell office:value-type="float" office:value="1.01168844444444">
            <text:p>1.0116884444</text:p>
          </table:table-cell>
          <table:table-cell office:value-type="float" office:value="1.05332051517823">
            <text:p>1.0533205152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34">
            <text:p>1234</text:p>
          </table:table-cell>
          <table:table-cell office:value-type="float" office:value="12940">
            <text:p>12940</text:p>
          </table:table-cell>
          <table:table-cell office:value-type="float" office:value="19260">
            <text:p>19260</text:p>
          </table:table-cell>
          <table:table-cell office:value-type="float" office:value="33384">
            <text:p>33384</text:p>
          </table:table-cell>
          <table:table-cell office:value-type="float" office:value="51.25">
            <text:p>51.25</text:p>
          </table:table-cell>
          <table:table-cell office:value-type="float" office:value="225">
            <text:p>225</text:p>
          </table:table-cell>
          <table:table-cell office:value-type="float" office:value="390">
            <text:p>390</text:p>
          </table:table-cell>
          <table:table-cell office:value-type="float" office:value="0.00396058732612056">
            <text:p>0.0039605873</text:p>
          </table:table-cell>
          <table:table-cell table:number-columns-repeated="2" office:value-type="float" office:value="0.0116822429906542">
            <text:p>0.011682243</text:p>
          </table:table-cell>
          <table:table-cell office:value-type="float" office:value="1.01389280069528">
            <text:p>1.0138928007</text:p>
          </table:table-cell>
          <table:table-cell table:number-columns-repeated="2"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2012">
            <text:p>12012</text:p>
          </table:table-cell>
          <table:table-cell office:value-type="float" office:value="18876">
            <text:p>18876</text:p>
          </table:table-cell>
          <table:table-cell office:value-type="float" office:value="32214">
            <text:p>32214</text:p>
          </table:table-cell>
          <table:table-cell office:value-type="float" office:value="-309.125">
            <text:p>-309.125</text:p>
          </table:table-cell>
          <table:table-cell office:value-type="float" office:value="-485.875">
            <text:p>-485.875</text:p>
          </table:table-cell>
          <table:table-cell office:value-type="float" office:value="165.75">
            <text:p>165.75</text:p>
          </table:table-cell>
          <table:table-cell office:value-type="float" office:value="-0.025734681984682">
            <text:p>-0.025734682</text:p>
          </table:table-cell>
          <table:table-cell office:value-type="float" office:value="-0.0257403581267218">
            <text:p>-0.0257403581</text:p>
          </table:table-cell>
          <table:table-cell office:value-type="float" office:value="0.0051452784503632">
            <text:p>0.0051452785</text:p>
          </table:table-cell>
          <table:table-cell office:value-type="float" office:value="0.911226669813044">
            <text:p>0.9112266698</text:p>
          </table:table-cell>
          <table:table-cell office:value-type="float" office:value="0.911207375987998">
            <text:p>0.911207376</text:p>
          </table:table-cell>
          <table:table-cell office:value-type="float" office:value="1.01806036340132">
            <text:p>1.0180603634</text:p>
          </table:table-cell>
          <table:table-cell office:value-type="float" office:value="-26.5862801410853">
            <text:p>-26.5862801411</text:p>
          </table:table-cell>
          <table:table-cell office:value-type="float" office:value="-26.5803403669553">
            <text:p>-26.580340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1487">
            <text:p>11487</text:p>
          </table:table-cell>
          <table:table-cell office:value-type="float" office:value="18360">
            <text:p>18360</text:p>
          </table:table-cell>
          <table:table-cell office:value-type="float" office:value="31824">
            <text:p>31824</text:p>
          </table:table-cell>
          <table:table-cell office:value-type="float" office:value="-153.875">
            <text:p>-153.875</text:p>
          </table:table-cell>
          <table:table-cell office:value-type="float" office:value="43.125">
            <text:p>43.125</text:p>
          </table:table-cell>
          <table:table-cell office:value-type="float" office:value="74.75">
            <text:p>74.75</text:p>
          </table:table-cell>
          <table:table-cell office:value-type="float" office:value="-0.0133955776094716">
            <text:p>-0.0133955776</text:p>
          </table:table-cell>
          <table:table-cell table:number-columns-repeated="2" office:value-type="float" office:value="0.00234885620915033">
            <text:p>0.0023488562</text:p>
          </table:table-cell>
          <table:table-cell office:value-type="float" office:value="0.953467183705853">
            <text:p>0.9534671837</text:p>
          </table:table-cell>
          <table:table-cell table:number-columns-repeated="2"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222">
            <text:p>12222</text:p>
          </table:table-cell>
          <table:table-cell office:value-type="float" office:value="19067">
            <text:p>19067</text:p>
          </table:table-cell>
          <table:table-cell office:value-type="float" office:value="32032">
            <text:p>32032</text:p>
          </table:table-cell>
          <table:table-cell office:value-type="float" office:value="130.375">
            <text:p>130.375</text:p>
          </table:table-cell>
          <table:table-cell office:value-type="float" office:value="106.375">
            <text:p>106.375</text:p>
          </table:table-cell>
          <table:table-cell office:value-type="float" office:value="136.5">
            <text:p>136.5</text:p>
          </table:table-cell>
          <table:table-cell office:value-type="float" office:value="0.0106672394043528">
            <text:p>0.0106672394</text:p>
          </table:table-cell>
          <table:table-cell office:value-type="float" office:value="0.00557901085645356">
            <text:p>0.0055790109</text:p>
          </table:table-cell>
          <table:table-cell office:value-type="float" office:value="0.00426136363636364">
            <text:p>0.0042613636</text:p>
          </table:table-cell>
          <table:table-cell office:value-type="float" office:value="1.03755836630839">
            <text:p>1.0375583663</text:p>
          </table:table-cell>
          <table:table-cell office:value-type="float" office:value="1.01958754370737">
            <text:p>1.0195875437</text:p>
          </table:table-cell>
          <table:table-cell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2516">
            <text:p>12516</text:p>
          </table:table-cell>
          <table:table-cell office:value-type="float" office:value="19668">
            <text:p>19668</text:p>
          </table:table-cell>
          <table:table-cell office:value-type="float" office:value="33878">
            <text:p>33878</text:p>
          </table:table-cell>
          <table:table-cell office:value-type="float" office:value="292.5">
            <text:p>292.5</text:p>
          </table:table-cell>
          <table:table-cell office:value-type="float" office:value="459.625">
            <text:p>459.625</text:p>
          </table:table-cell>
          <table:table-cell office:value-type="float" office:value="-126.75">
            <text:p>-126.75</text:p>
          </table:table-cell>
          <table:table-cell office:value-type="float" office:value="0.0233700862895494">
            <text:p>0.0233700863</text:p>
          </table:table-cell>
          <table:table-cell office:value-type="float" office:value="0.0233691783607891">
            <text:p>0.0233691784</text:p>
          </table:table-cell>
          <table:table-cell office:value-type="float" office:value="-0.00374136607828089">
            <text:p>-0.0037413661</text:p>
          </table:table-cell>
          <table:table-cell office:value-type="float" office:value="1.08286577744246">
            <text:p>1.0828657774</text:p>
          </table:table-cell>
          <table:table-cell office:value-type="float" office:value="1.08286251651739">
            <text:p>1.0828625165</text:p>
          </table:table-cell>
          <table:table-cell office:value-type="float" office:value="0.986932654453475">
            <text:p>0.9869326545</text:p>
          </table:table-cell>
          <table:table-cell office:value-type="float" office:value="30.0048293513626">
            <text:p>30.0048293514</text:p>
          </table:table-cell>
          <table:table-cell office:value-type="float" office:value="30.0059817236041">
            <text:p>30.0059817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0967">
            <text:p>10967</text:p>
          </table:table-cell>
          <table:table-cell office:value-type="float" office:value="18304">
            <text:p>18304</text:p>
          </table:table-cell>
          <table:table-cell office:value-type="float" office:value="32942">
            <text:p>32942</text:p>
          </table:table-cell>
          <table:table-cell office:value-type="float" office:value="560.875">
            <text:p>560.875</text:p>
          </table:table-cell>
          <table:table-cell office:value-type="float" office:value="-289.875">
            <text:p>-289.875</text:p>
          </table:table-cell>
          <table:table-cell office:value-type="float" office:value="-58.5">
            <text:p>-58.5</text:p>
          </table:table-cell>
          <table:table-cell office:value-type="float" office:value="0.0511420625512902">
            <text:p>0.0511420626</text:p>
          </table:table-cell>
          <table:table-cell office:value-type="float" office:value="-0.0158367023601399">
            <text:p>-0.0158367024</text:p>
          </table:table-cell>
          <table:table-cell office:value-type="float" office:value="-0.00177584846093133">
            <text:p>-0.0017758485</text:p>
          </table:table-cell>
          <table:table-cell office:value-type="float" office:value="1.18412361963104">
            <text:p>1.1841236196</text:p>
          </table:table-cell>
          <table:table-cell office:value-type="float" office:value="0.945063111977132">
            <text:p>0.945063112</text:p>
          </table:table-cell>
          <table:table-cell office:value-type="float" office:value="0.993790711516742">
            <text:p>0.9937907115</text:p>
          </table:table-cell>
          <table:table-cell office:value-type="float" office:value="13.8970604231794">
            <text:p>13.89706042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1411">
            <text:p>11411</text:p>
          </table:table-cell>
          <table:table-cell office:value-type="float" office:value="18240">
            <text:p>18240</text:p>
          </table:table-cell>
          <table:table-cell office:value-type="float" office:value="33150">
            <text:p>33150</text:p>
          </table:table-cell>
          <table:table-cell office:value-type="float" office:value="1747.125">
            <text:p>1747.125</text:p>
          </table:table-cell>
          <table:table-cell office:value-type="float" office:value="78.75">
            <text:p>78.75</text:p>
          </table:table-cell>
          <table:table-cell office:value-type="float" office:value="110.5">
            <text:p>110.5</text:p>
          </table:table-cell>
          <table:table-cell office:value-type="float" office:value="0.153108842345106">
            <text:p>0.1531088423</text:p>
          </table:table-cell>
          <table:table-cell office:value-type="float" office:value="0.00431743421052632">
            <text:p>0.0043174342</text:p>
          </table:table-cell>
          <table:table-cell office:value-type="float" office:value="0.00333333333333333">
            <text:p>0.0033333333</text:p>
          </table:table-cell>
          <table:table-cell office:value-type="float" office:value="1.58182789071222">
            <text:p>1.5818278907</text:p>
          </table:table-cell>
          <table:table-cell office:value-type="float" office:value="1.01514755460364">
            <text:p>1.0151475546</text:p>
          </table:table-cell>
          <table:table-cell office:value-type="float" office:value="1.01168844444444">
            <text:p>1.0116884444</text:p>
          </table:table-cell>
          <table:table-cell office:value-type="float" office:value="4.86550063289578">
            <text:p>4.8655006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3386">
            <text:p>13386</text:p>
          </table:table-cell>
          <table:table-cell office:value-type="float" office:value="19389">
            <text:p>19389</text:p>
          </table:table-cell>
          <table:table-cell office:value-type="float" office:value="33644">
            <text:p>33644</text:p>
          </table:table-cell>
          <table:table-cell office:value-type="float" office:value="2237">
            <text:p>2237</text:p>
          </table:table-cell>
          <table:table-cell office:value-type="float" office:value="3307.5">
            <text:p>3307.5</text:p>
          </table:table-cell>
          <table:table-cell office:value-type="float" office:value="133.25">
            <text:p>133.25</text:p>
          </table:table-cell>
          <table:table-cell office:value-type="float" office:value="0.167114896160167">
            <text:p>0.1671148962</text:p>
          </table:table-cell>
          <table:table-cell office:value-type="float" office:value="0.170586414977565">
            <text:p>0.170586415</text:p>
          </table:table-cell>
          <table:table-cell office:value-type="float" office:value="0.00396058732612056">
            <text:p>0.0039605873</text:p>
          </table:table-cell>
          <table:table-cell office:value-type="float" office:value="1.63963981805709">
            <text:p>1.6396398181</text:p>
          </table:table-cell>
          <table:table-cell office:value-type="float" office:value="1.65408791337228">
            <text:p>1.6540879134</text:p>
          </table:table-cell>
          <table:table-cell office:value-type="float" office:value="1.01389280069528">
            <text:p>1.0138928007</text:p>
          </table:table-cell>
          <table:table-cell office:value-type="float" office:value="4.4853791393217">
            <text:p>4.4853791393</text:p>
          </table:table-cell>
          <table:table-cell office:value-type="float" office:value="4.40079944844505">
            <text:p>4.4007994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3708">
            <text:p>13708</text:p>
          </table:table-cell>
          <table:table-cell office:value-type="float" office:value="20280">
            <text:p>20280</text:p>
          </table:table-cell>
          <table:table-cell office:value-type="float" office:value="33088">
            <text:p>33088</text:p>
          </table:table-cell>
          <table:table-cell office:value-type="float" office:value="-837.375">
            <text:p>-837.375</text:p>
          </table:table-cell>
          <table:table-cell office:value-type="float" office:value="-450.25">
            <text:p>-450.25</text:p>
          </table:table-cell>
          <table:table-cell office:value-type="float" office:value="-734.75">
            <text:p>-734.75</text:p>
          </table:table-cell>
          <table:table-cell office:value-type="float" office:value="-0.0610865917712285">
            <text:p>-0.0610865918</text:p>
          </table:table-cell>
          <table:table-cell office:value-type="float" office:value="-0.0222016765285996">
            <text:p>-0.0222016765</text:p>
          </table:table-cell>
          <table:table-cell office:value-type="float" office:value="-0.0222059356866538">
            <text:p>-0.0222059357</text:p>
          </table:table-cell>
          <table:table-cell office:value-type="float" office:value="0.793510809321381">
            <text:p>0.7935108093</text:p>
          </table:table-cell>
          <table:table-cell office:value-type="float" office:value="0.923260244453635">
            <text:p>0.9232602445</text:p>
          </table:table-cell>
          <table:table-cell office:value-type="float" office:value="0.923245708112963">
            <text:p>0.9232457081</text:p>
          </table:table-cell>
          <table:table-cell office:value-type="float" office:value="-10.9967468784842">
            <text:p>-10.9967468785</text:p>
          </table:table-cell>
          <table:table-cell office:value-type="float" office:value="-30.8726177728406">
            <text:p>-30.8726177728</text:p>
          </table:table-cell>
          <table:table-cell office:value-type="float" office:value="-30.8666293478209">
            <text:p>-30.866629347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4">
            <text:p>4</text:p>
          </table:table-cell>
          <table:table-cell office:value-type="float" office:value="561">
            <text:p>561</text:p>
          </table:table-cell>
          <table:table-cell table:number-columns-repeated="2" office:value-type="float" office:value="822">
            <text:p>822</text:p>
          </table:table-cell>
          <table:table-cell office:value-type="float" office:value="13054">
            <text:p>13054</text:p>
          </table:table-cell>
          <table:table-cell office:value-type="float" office:value="20552">
            <text:p>20552</text:p>
          </table:table-cell>
          <table:table-cell office:value-type="float" office:value="35396">
            <text:p>35396</text:p>
          </table:table-cell>
          <table:table-cell office:value-type="float" office:value="-712.5">
            <text:p>-712.5</text:p>
          </table:table-cell>
          <table:table-cell office:value-type="float" office:value="-240.125">
            <text:p>-240.125</text:p>
          </table:table-cell>
          <table:table-cell office:value-type="float" office:value="-413.75">
            <text:p>-413.75</text:p>
          </table:table-cell>
          <table:table-cell office:value-type="float" office:value="-0.0545809713497778">
            <text:p>-0.0545809713</text:p>
          </table:table-cell>
          <table:table-cell office:value-type="float" office:value="-0.0116837777345271">
            <text:p>-0.0116837777</text:p>
          </table:table-cell>
          <table:table-cell office:value-type="float" office:value="-0.0116891739179568">
            <text:p>-0.0116891739</text:p>
          </table:table-cell>
          <table:table-cell office:value-type="float" office:value="0.814805601845409">
            <text:p>0.8148056018</text:p>
          </table:table-cell>
          <table:table-cell office:value-type="float" office:value="0.959374338826969">
            <text:p>0.9593743388</text:p>
          </table:table-cell>
          <table:table-cell office:value-type="float" office:value="0.959355699389444">
            <text:p>0.9593556994</text:p>
          </table:table-cell>
          <table:table-cell office:value-type="float" office:value="-12.3496137413647">
            <text:p>-12.34961374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70">
            <text:p>570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3968">
            <text:p>13968</text:p>
          </table:table-cell>
          <table:table-cell office:value-type="float" office:value="29280">
            <text:p>29280</text:p>
          </table:table-cell>
          <table:table-cell office:value-type="float" office:value="54630">
            <text:p>54630</text:p>
          </table:table-cell>
          <table:table-cell office:value-type="float" office:value="-258.5">
            <text:p>-258.5</text:p>
          </table:table-cell>
          <table:table-cell office:value-type="float" office:value="-1103.57142857143">
            <text:p>-1103.5714285714</text:p>
          </table:table-cell>
          <table:table-cell office:value-type="float" office:value="-710.375">
            <text:p>-710.375</text:p>
          </table:table-cell>
          <table:table-cell office:value-type="float" office:value="-0.0185065864833906">
            <text:p>-0.0185065865</text:p>
          </table:table-cell>
          <table:table-cell office:value-type="float" office:value="-0.037690281030445">
            <text:p>-0.037690281</text:p>
          </table:table-cell>
          <table:table-cell office:value-type="float" office:value="-0.0130033864177192">
            <text:p>-0.0130033864</text:p>
          </table:table-cell>
          <table:table-cell office:value-type="float" office:value="0.935898235044937">
            <text:p>0.935898235</text:p>
          </table:table-cell>
          <table:table-cell office:value-type="float" office:value="0.870868308670384">
            <text:p>0.8708683087</text:p>
          </table:table-cell>
          <table:table-cell office:value-type="float" office:value="0.954819560132307">
            <text:p>0.9548195601</text:p>
          </table:table-cell>
          <table:table-cell office:value-type="float" office:value="0">
            <text:p>0</text:p>
          </table:table-cell>
          <table:table-cell office:value-type="float" office:value="-18.0418152130229">
            <text:p>-18.041815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4304">
            <text:p>14304</text:p>
          </table:table-cell>
          <table:table-cell office:value-type="float" office:value="45741">
            <text:p>45741</text:p>
          </table:table-cell>
          <table:table-cell office:value-type="float" office:value="86446">
            <text:p>86446</text:p>
          </table:table-cell>
          <table:table-cell office:value-type="float" office:value="-346.857142857143">
            <text:p>-346.8571428571</text:p>
          </table:table-cell>
          <table:table-cell office:value-type="float" office:value="-1322.71428571429">
            <text:p>-1322.7142857143</text:p>
          </table:table-cell>
          <table:table-cell office:value-type="float" office:value="-1547.42857142857">
            <text:p>-1547.4285714286</text:p>
          </table:table-cell>
          <table:table-cell office:value-type="float" office:value="-0.0242489613294982">
            <text:p>-0.0242489613</text:p>
          </table:table-cell>
          <table:table-cell office:value-type="float" office:value="-0.0289174763497581">
            <text:p>-0.0289174763</text:p>
          </table:table-cell>
          <table:table-cell office:value-type="float" office:value="-0.0179005225392565">
            <text:p>-0.0179005225</text:p>
          </table:table-cell>
          <table:table-cell office:value-type="float" office:value="0.916281139112853">
            <text:p>0.9162811391</text:p>
          </table:table-cell>
          <table:table-cell office:value-type="float" office:value="0.900427824835187">
            <text:p>0.9004278248</text:p>
          </table:table-cell>
          <table:table-cell office:value-type="float" office:value="0.937976211378672">
            <text:p>0.9379762114</text:p>
          </table:table-cell>
          <table:table-cell office:value-type="float" office:value="-28.2366217056854">
            <text:p>-28.2366217057</text:p>
          </table:table-cell>
          <table:table-cell office:value-type="float" office:value="-23.6215679842223">
            <text:p>-23.6215679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7630">
            <text:p>7630</text:p>
          </table:table-cell>
          <table:table-cell office:value-type="float" office:value="17230">
            <text:p>17230</text:p>
          </table:table-cell>
          <table:table-cell office:value-type="float" office:value="108707">
            <text:p>108707</text:p>
          </table:table-cell>
          <table:table-cell office:value-type="float" office:value="-1129.16666666667">
            <text:p>-1129.1666666667</text:p>
          </table:table-cell>
          <table:table-cell office:value-type="float" office:value="-250.666666666667">
            <text:p>-250.6666666667</text:p>
          </table:table-cell>
          <table:table-cell office:value-type="float" office:value="0">
            <text:p>0</text:p>
          </table:table-cell>
          <table:table-cell office:value-type="float" office:value="-0.147990388816077">
            <text:p>-0.1479903888</text:p>
          </table:table-cell>
          <table:table-cell office:value-type="float" office:value="-0.0145482685238924">
            <text:p>-0.0145482685</text:p>
          </table:table-cell>
          <table:table-cell office:value-type="float" office:value="0">
            <text:p>0</text:p>
          </table:table-cell>
          <table:table-cell office:value-type="float" office:value="0.524959903300321">
            <text:p>0.5249599033</text:p>
          </table:table-cell>
          <table:table-cell office:value-type="float" office:value="0.949495898315781">
            <text:p>0.9494958983</text:p>
          </table:table-cell>
          <table:table-cell office:value-type="float" office:value="1.91">
            <text:p>1.91</text:p>
          </table:table-cell>
          <table:table-cell office:value-type="float" office:value="-4.32791036307393">
            <text:p>-4.3279103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7456">
            <text:p>7456</text:p>
          </table:table-cell>
          <table:table-cell office:value-type="float" office:value="16838">
            <text:p>16838</text:p>
          </table:table-cell>
          <table:table-cell office:value-type="float" office:value="136702">
            <text:p>136702</text:p>
          </table:table-cell>
          <table:table-cell office:value-type="float" office:value="-1224.2">
            <text:p>-1224.2</text:p>
          </table:table-cell>
          <table:table-cell office:value-type="float" office:value="-150.8">
            <text:p>-150.8</text:p>
          </table:table-cell>
          <table:table-cell office:value-type="float" office:value="0">
            <text:p>0</text:p>
          </table:table-cell>
          <table:table-cell office:value-type="float" office:value="-0.16418991416309">
            <text:p>-0.1641899142</text:p>
          </table:table-cell>
          <table:table-cell office:value-type="float" office:value="-0.00895593300867086">
            <text:p>-0.008955933</text:p>
          </table:table-cell>
          <table:table-cell office:value-type="float" office:value="0">
            <text:p>0</text:p>
          </table:table-cell>
          <table:table-cell office:value-type="float" office:value="0.478173623138435">
            <text:p>0.4781736231</text:p>
          </table:table-cell>
          <table:table-cell office:value-type="float" office:value="0.968811443592321">
            <text:p>0.9688114436</text:p>
          </table:table-cell>
          <table:table-cell office:value-type="float" office:value="1.91">
            <text:p>1.91</text:p>
          </table:table-cell>
          <table:table-cell office:value-type="float" office:value="-3.86469058303811">
            <text:p>-3.864690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563">
            <text:p>6563</text:p>
          </table:table-cell>
          <table:table-cell office:value-type="float" office:value="15656">
            <text:p>15656</text:p>
          </table:table-cell>
          <table:table-cell office:value-type="float" office:value="171905">
            <text:p>171905</text:p>
          </table:table-cell>
          <table:table-cell office:value-type="float" office:value="0">
            <text:p>0</text:p>
          </table:table-cell>
          <table:table-cell office:value-type="float" office:value="-451">
            <text:p>-45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88068472151252">
            <text:p>-0.0288068472</text:p>
          </table:table-cell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900802510262154">
            <text:p>0.9008025103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-23.713627757207">
            <text:p>-23.7136277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5">
            <text:p>5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832">
            <text:p>832</text:p>
          </table:table-cell>
          <table:table-cell office:value-type="float" office:value="5330">
            <text:p>5330</text:p>
          </table:table-cell>
          <table:table-cell office:value-type="float" office:value="14109">
            <text:p>14109</text:p>
          </table:table-cell>
          <table:table-cell office:value-type="float" office:value="216174">
            <text:p>216174</text:p>
          </table:table-cell>
          <table:table-cell table:number-columns-repeated="6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5">
            <text:p>5</text:p>
          </table:table-cell>
          <table:table-cell office:value-type="float" office:value="547">
            <text:p>547</text:p>
          </table:table-cell>
          <table:table-cell table:number-columns-repeated="2" office:value-type="float" office:value="807">
            <text:p>807</text:p>
          </table:table-cell>
          <table:table-cell office:value-type="float" office:value="4098">
            <text:p>4098</text:p>
          </table:table-cell>
          <table:table-cell office:value-type="float" office:value="13165">
            <text:p>13165</text:p>
          </table:table-cell>
          <table:table-cell office:value-type="float" office:value="271842">
            <text:p>271842</text:p>
          </table:table-cell>
          <table:table-cell table:number-columns-repeated="6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94">
            <text:p>0.9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81.5">
            <text:p>181.5</text:p>
          </table:table-cell>
          <table:table-cell office:value-type="float" office:value="7727.25">
            <text:p>7727.25</text:p>
          </table:table-cell>
          <table:table-cell office:value-type="float" office:value="22873.5">
            <text:p>22873.5</text:p>
          </table:table-cell>
          <table:table-cell office:value-type="float" office:value="27.775">
            <text:p>27.775</text:p>
          </table:table-cell>
          <table:table-cell table:number-columns-repeated="3" office:value-type="float" office:value="5">
            <text:p>5</text:p>
          </table:table-cell>
          <table:table-cell office:value-type="float" office:value="582">
            <text:p>582</text:p>
          </table:table-cell>
          <table:table-cell office:value-type="float" office:value="1258">
            <text:p>1258</text:p>
          </table:table-cell>
          <table:table-cell office:value-type="float" office:value="843">
            <text:p>843</text:p>
          </table:table-cell>
          <table:table-cell office:value-type="float" office:value="3151">
            <text:p>3151</text:p>
          </table:table-cell>
          <table:table-cell office:value-type="float" office:value="12569">
            <text:p>12569</text:p>
          </table:table-cell>
          <table:table-cell office:value-type="float" office:value="341847">
            <text:p>341847</text:p>
          </table:table-cell>
          <table:table-cell table:number-columns-repeated="6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65">
            <text:p>0.65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81.333333333333">
            <text:p>181.3333333333</text:p>
          </table:table-cell>
          <table:table-cell office:value-type="float" office:value="7738.66666666667">
            <text:p>7738.6666666667</text:p>
          </table:table-cell>
          <table:table-cell office:value-type="float" office:value="21816.6666666667">
            <text:p>21816.6666666667</text:p>
          </table:table-cell>
          <table:table-cell office:value-type="float" office:value="28.54">
            <text:p>28.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6">
            <text:p>596</text:p>
          </table:table-cell>
          <table:table-cell office:value-type="float" office:value="857">
            <text:p>857</text:p>
          </table:table-cell>
          <table:table-cell office:value-type="float" office:value="2422">
            <text:p>2422</text:p>
          </table:table-cell>
          <table:table-cell office:value-type="float" office:value="11680">
            <text:p>11680</text:p>
          </table:table-cell>
          <table:table-cell office:value-type="float" office:value="429879">
            <text:p>429879</text:p>
          </table:table-cell>
          <table:table-cell table:number-columns-repeated="6"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94">
            <text:p>0.9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0.33">
            <text:p>0.33</text:p>
          </table:table-cell>
          <table:table-cell office:value-type="float" office:value="0.94">
            <text:p>0.94</text:p>
          </table:table-cell>
          <table:table-cell office:value-type="float" office:value="1.91">
            <text:p>1.9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33.9">
            <text:p>33.9</text:p>
          </table:table-cell>
          <table:table-cell office:value-type="float" office:value="9230">
            <text:p>9230</text:p>
          </table:table-cell>
          <table:table-cell office:value-type="float" office:value="9396">
            <text:p>9396</text:p>
          </table:table-cell>
          <table:table-cell office:value-type="float" office:value="20034">
            <text:p>200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2:10.30</dc:date>
    <dc:creator>Liam Widdess</dc:creator>
    <meta:editing-duration>P2DT3H31M1S</meta:editing-duration>
    <meta:editing-cycles>185</meta:editing-cycles>
    <meta:generator>OpenOffice/4.1.7$Win32 OpenOffice.org_project/417m1$Build-9800</meta:generator>
    <meta:document-statistic meta:table-count="8" meta:cell-count="839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67">
                <text:p>3167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02">
                <text:p>340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28">
                <text:p>4128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308">
                <text:p>4308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324">
                <text:p>4324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700">
                <text:p>4700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228">
                <text:p>5228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30">
                <text:p>3030</text:p>
              </table:table-cell>
              <table:table-cell office:value-type="float" office:value="5432">
                <text:p>5432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56">
                <text:p>3156</text:p>
              </table:table-cell>
              <table:table-cell office:value-type="float" office:value="5434">
                <text:p>5434</text:p>
              </table:table-cell>
              <table:table-cell office:value-type="float" office:value="9051">
                <text:p>905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68">
                <text:p>3568</text:p>
              </table:table-cell>
              <table:table-cell office:value-type="float" office:value="5885">
                <text:p>5885</text:p>
              </table:table-cell>
              <table:table-cell office:value-type="float" office:value="10482">
                <text:p>104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86">
                <text:p>4186</text:p>
              </table:table-cell>
              <table:table-cell office:value-type="float" office:value="6980">
                <text:p>6980</text:p>
              </table:table-cell>
              <table:table-cell office:value-type="float" office:value="12969">
                <text:p>1296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70">
                <text:p>3970</text:p>
              </table:table-cell>
              <table:table-cell office:value-type="float" office:value="6048">
                <text:p>6048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40">
                <text:p>3940</text:p>
              </table:table-cell>
              <table:table-cell office:value-type="float" office:value="6670">
                <text:p>6670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34">
                <text:p>4334</text:p>
              </table:table-cell>
              <table:table-cell office:value-type="float" office:value="7380">
                <text:p>7380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52">
                <text:p>4652</text:p>
              </table:table-cell>
              <table:table-cell office:value-type="float" office:value="7960">
                <text:p>7960</text:p>
              </table:table-cell>
              <table:table-cell office:value-type="float" office:value="14397">
                <text:p>1439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4">
                <text:p>4524</text:p>
              </table:table-cell>
              <table:table-cell office:value-type="float" office:value="7720">
                <text:p>7720</text:p>
              </table:table-cell>
              <table:table-cell office:value-type="float" office:value="14821">
                <text:p>1482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8538">
                <text:p>8538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7">
                <text:p>5647</text:p>
              </table:table-cell>
              <table:table-cell office:value-type="float" office:value="9754">
                <text:p>9754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0">
                <text:p>5720</text:p>
              </table:table-cell>
              <table:table-cell office:value-type="float" office:value="9882">
                <text:p>9882</text:p>
              </table:table-cell>
              <table:table-cell office:value-type="float" office:value="17682">
                <text:p>1768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08">
                <text:p>5608</text:p>
              </table:table-cell>
              <table:table-cell office:value-type="float" office:value="10021">
                <text:p>10021</text:p>
              </table:table-cell>
              <table:table-cell office:value-type="float" office:value="16447">
                <text:p>1644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42">
                <text:p>6242</text:p>
              </table:table-cell>
              <table:table-cell office:value-type="float" office:value="11042">
                <text:p>11042</text:p>
              </table:table-cell>
              <table:table-cell office:value-type="float" office:value="17749">
                <text:p>1774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44">
                <text:p>7044</text:p>
              </table:table-cell>
              <table:table-cell office:value-type="float" office:value="12019">
                <text:p>12019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8">
                <text:p>7438</text:p>
              </table:table-cell>
              <table:table-cell office:value-type="float" office:value="12024">
                <text:p>12024</text:p>
              </table:table-cell>
              <table:table-cell office:value-type="float" office:value="17703">
                <text:p>1770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34">
                <text:p>8034</text:p>
              </table:table-cell>
              <table:table-cell office:value-type="float" office:value="11648">
                <text:p>11648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834">
                <text:p>8834</text:p>
              </table:table-cell>
              <table:table-cell office:value-type="float" office:value="12220">
                <text:p>12220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702">
                <text:p>12702</text:p>
              </table:table-cell>
              <table:table-cell office:value-type="float" office:value="19560">
                <text:p>1956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28">
                <text:p>9028</text:p>
              </table:table-cell>
              <table:table-cell office:value-type="float" office:value="12454">
                <text:p>12454</text:p>
              </table:table-cell>
              <table:table-cell office:value-type="float" office:value="19206">
                <text:p>1920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1932">
                <text:p>11932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80">
                <text:p>13780</text:p>
              </table:table-cell>
              <table:table-cell office:value-type="float" office:value="19574">
                <text:p>1957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621">
                <text:p>13621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95">
                <text:p>8995</text:p>
              </table:table-cell>
              <table:table-cell office:value-type="float" office:value="13430">
                <text:p>13430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1">
                <text:p>9351</text:p>
              </table:table-cell>
              <table:table-cell office:value-type="float" office:value="13754">
                <text:p>13754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780">
                <text:p>13780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882">
                <text:p>13882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68">
                <text:p>13468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871">
                <text:p>13871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480">
                <text:p>14480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38">
                <text:p>14438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81">
                <text:p>15081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483">
                <text:p>15483</text:p>
              </table:table-cell>
              <table:table-cell office:value-type="float" office:value="26421">
                <text:p>2642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689">
                <text:p>16689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545">
                <text:p>17545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103">
                <text:p>18103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9042">
                <text:p>19042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730">
                <text:p>19730</text:p>
              </table:table-cell>
              <table:table-cell office:value-type="float" office:value="34313">
                <text:p>3431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693">
                <text:p>20693</text:p>
              </table:table-cell>
              <table:table-cell office:value-type="float" office:value="36137">
                <text:p>361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6333">
                <text:p>3633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104">
                <text:p>14104</text:p>
              </table:table-cell>
              <table:table-cell office:value-type="float" office:value="22739">
                <text:p>22739</text:p>
              </table:table-cell>
              <table:table-cell office:value-type="float" office:value="32940">
                <text:p>3294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5098">
                <text:p>15098</text:p>
              </table:table-cell>
              <table:table-cell office:value-type="float" office:value="20768">
                <text:p>20768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3110">
                <text:p>13110</text:p>
              </table:table-cell>
              <table:table-cell office:value-type="float" office:value="20634">
                <text:p>20634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3409">
                <text:p>13409</text:p>
              </table:table-cell>
              <table:table-cell office:value-type="float" office:value="21387">
                <text:p>21387</text:p>
              </table:table-cell>
              <table:table-cell office:value-type="float" office:value="35292">
                <text:p>352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960">
                <text:p>11960</text:p>
              </table:table-cell>
              <table:table-cell office:value-type="float" office:value="21920">
                <text:p>21920</text:p>
              </table:table-cell>
              <table:table-cell office:value-type="float" office:value="32030">
                <text:p>3203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0764">
                <text:p>10764</text:p>
              </table:table-cell>
              <table:table-cell office:value-type="float" office:value="20602">
                <text:p>20602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1730">
                <text:p>11730</text:p>
              </table:table-cell>
              <table:table-cell office:value-type="float" office:value="19711">
                <text:p>19711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2420">
                <text:p>12420</text:p>
              </table:table-cell>
              <table:table-cell office:value-type="float" office:value="20401">
                <text:p>20401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1960">
                <text:p>11960</text:p>
              </table:table-cell>
              <table:table-cell office:value-type="float" office:value="19760">
                <text:p>19760</text:p>
              </table:table-cell>
              <table:table-cell office:value-type="float" office:value="32292">
                <text:p>3229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18873">
                <text:p>18873</text:p>
              </table:table-cell>
              <table:table-cell office:value-type="float" office:value="31434">
                <text:p>3143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1730">
                <text:p>11730</text:p>
              </table:table-cell>
              <table:table-cell office:value-type="float" office:value="18392">
                <text:p>18392</text:p>
              </table:table-cell>
              <table:table-cell office:value-type="float" office:value="32084">
                <text:p>3208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7848">
                <text:p>17848</text:p>
              </table:table-cell>
              <table:table-cell office:value-type="float" office:value="30732">
                <text:p>3073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1232">
                <text:p>11232</text:p>
              </table:table-cell>
              <table:table-cell office:value-type="float" office:value="18360">
                <text:p>18360</text:p>
              </table:table-cell>
              <table:table-cell office:value-type="float" office:value="29536">
                <text:p>2953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1970">
                <text:p>11970</text:p>
              </table:table-cell>
              <table:table-cell office:value-type="float" office:value="18480">
                <text:p>18480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960">
                <text:p>12960</text:p>
              </table:table-cell>
              <table:table-cell office:value-type="float" office:value="19260">
                <text:p>19260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642">
                <text:p>12642</text:p>
              </table:table-cell>
              <table:table-cell office:value-type="float" office:value="18780">
                <text:p>18780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750">
                <text:p>12750</text:p>
              </table:table-cell>
              <table:table-cell office:value-type="float" office:value="18568">
                <text:p>18568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2940">
                <text:p>12940</text:p>
              </table:table-cell>
              <table:table-cell office:value-type="float" office:value="19260">
                <text:p>19260</text:p>
              </table:table-cell>
              <table:table-cell office:value-type="float" office:value="33384">
                <text:p>3338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8876">
                <text:p>18876</text:p>
              </table:table-cell>
              <table:table-cell office:value-type="float" office:value="32214">
                <text:p>3221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18360">
                <text:p>18360</text:p>
              </table:table-cell>
              <table:table-cell office:value-type="float" office:value="31824">
                <text:p>3182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222">
                <text:p>12222</text:p>
              </table:table-cell>
              <table:table-cell office:value-type="float" office:value="19067">
                <text:p>19067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516">
                <text:p>12516</text:p>
              </table:table-cell>
              <table:table-cell office:value-type="float" office:value="19668">
                <text:p>19668</text:p>
              </table:table-cell>
              <table:table-cell office:value-type="float" office:value="33878">
                <text:p>3387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967">
                <text:p>10967</text:p>
              </table:table-cell>
              <table:table-cell office:value-type="float" office:value="18304">
                <text:p>18304</text:p>
              </table:table-cell>
              <table:table-cell office:value-type="float" office:value="32942">
                <text:p>329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411">
                <text:p>11411</text:p>
              </table:table-cell>
              <table:table-cell office:value-type="float" office:value="18240">
                <text:p>18240</text:p>
              </table:table-cell>
              <table:table-cell office:value-type="float" office:value="33150">
                <text:p>331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3386">
                <text:p>13386</text:p>
              </table:table-cell>
              <table:table-cell office:value-type="float" office:value="19389">
                <text:p>19389</text:p>
              </table:table-cell>
              <table:table-cell office:value-type="float" office:value="33644">
                <text:p>3364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3708">
                <text:p>13708</text:p>
              </table:table-cell>
              <table:table-cell office:value-type="float" office:value="20280">
                <text:p>20280</text:p>
              </table:table-cell>
              <table:table-cell office:value-type="float" office:value="33088">
                <text:p>330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3054">
                <text:p>13054</text:p>
              </table:table-cell>
              <table:table-cell office:value-type="float" office:value="20552">
                <text:p>20552</text:p>
              </table:table-cell>
              <table:table-cell office:value-type="float" office:value="35396">
                <text:p>353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3968">
                <text:p>13968</text:p>
              </table:table-cell>
              <table:table-cell office:value-type="float" office:value="29280">
                <text:p>29280</text:p>
              </table:table-cell>
              <table:table-cell office:value-type="float" office:value="54630">
                <text:p>546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304">
                <text:p>14304</text:p>
              </table:table-cell>
              <table:table-cell office:value-type="float" office:value="45741">
                <text:p>45741</text:p>
              </table:table-cell>
              <table:table-cell office:value-type="float" office:value="86446">
                <text:p>8644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30">
                <text:p>7630</text:p>
              </table:table-cell>
              <table:table-cell office:value-type="float" office:value="17230">
                <text:p>17230</text:p>
              </table:table-cell>
              <table:table-cell office:value-type="float" office:value="108707">
                <text:p>10870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456">
                <text:p>7456</text:p>
              </table:table-cell>
              <table:table-cell office:value-type="float" office:value="16838">
                <text:p>16838</text:p>
              </table:table-cell>
              <table:table-cell office:value-type="float" office:value="136702">
                <text:p>13670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6563">
                <text:p>6563</text:p>
              </table:table-cell>
              <table:table-cell office:value-type="float" office:value="15656">
                <text:p>15656</text:p>
              </table:table-cell>
              <table:table-cell office:value-type="float" office:value="171905">
                <text:p>17190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330">
                <text:p>5330</text:p>
              </table:table-cell>
              <table:table-cell office:value-type="float" office:value="14109">
                <text:p>14109</text:p>
              </table:table-cell>
              <table:table-cell office:value-type="float" office:value="216174">
                <text:p>21617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4098">
                <text:p>4098</text:p>
              </table:table-cell>
              <table:table-cell office:value-type="float" office:value="13165">
                <text:p>13165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151">
                <text:p>3151</text:p>
              </table:table-cell>
              <table:table-cell office:value-type="float" office:value="12569">
                <text:p>12569</text:p>
              </table:table-cell>
              <table:table-cell office:value-type="float" office:value="341847">
                <text:p>34184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422">
                <text:p>2422</text:p>
              </table:table-cell>
              <table:table-cell office:value-type="float" office:value="11680">
                <text:p>11680</text:p>
              </table:table-cell>
              <table:table-cell office:value-type="float" office:value="429879">
                <text:p>429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27.25">
                <text:p>7727.2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738.66666666667">
                <text:p>773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8cm" svg:y="1.404cm" svg:width="30.89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6cm" svg:y="1.352cm" svg:width="31.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5207187982253">
                <text:p>1.3520718798225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821719576333">
                <text:p>1.2982171957633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1238079371558">
                <text:p>1.3123807937155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548546687718">
                <text:p>1.2254854668771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832501436457">
                <text:p>1.238325014364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8549955333706">
                <text:p>1.1854995533370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9490005905502">
                <text:p>1.2949000590550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6146009400375">
                <text:p>1.1614600940037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3576356828737">
                <text:p>1.2357635682873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710783016462">
                <text:p>1.217107830164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7489041446922">
                <text:p>1.1748904144692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48983848522028">
                <text:p>1.4898384852202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4219029091993">
                <text:p>1.1421902909199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484445834455">
                <text:p>1.1948444583445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6877349019619">
                <text:p>1.2687734901961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196635824008">
                <text:p>1.171966358240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317548921896">
                <text:p>1.1531754892189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767150395941">
                <text:p>1.3276715039594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8395012269482">
                <text:p>1.2839501226948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01047638672">
                <text:p>1.1590104763867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0455497782868">
                <text:p>1.3045549778286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718468483785">
                <text:p>1.1771846848378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3221813167904">
                <text:p>1.2322181316790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811202984147">
                <text:p>1.2281120298414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30247848590408">
                <text:p>1.3024784859040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6700368356929">
                <text:p>1.1670036835692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4646233309951">
                <text:p>1.2464623330995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905569350321">
                <text:p>1.0590556935032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241553312223">
                <text:p>1.0524155331222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056452638949">
                <text:p>1.0805645263894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9487751624505">
                <text:p>1.0948775162450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666916505833">
                <text:p>1.0666691650583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528167880522">
                <text:p>1.0852816788052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19144113069">
                <text:p>1.0171914411306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377739261197">
                <text:p>1.0137773926119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370082056223">
                <text:p>1.0337008205622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536912133949">
                <text:p>1.0653691213394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719144113069">
                <text:p>1.0171914411306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954242045482">
                <text:p>1.0295424204548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291017068564">
                <text:p>1.0429101706856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347742445113">
                <text:p>1.0434774244511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335116269392">
                <text:p>1.0333511626939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190215552616">
                <text:p>1.0619021555261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927781233027">
                <text:p>1.1192778123302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910676216152">
                <text:p>1.1391067621615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898118469166">
                <text:p>1.1989811846916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388405894512">
                <text:p>1.1938840589451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266028378022">
                <text:p>1.1626602837802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079126551267">
                <text:p>1.190791265512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297049307183">
                <text:p>1.2029704930718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018079491618">
                <text:p>1.1901807949161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048981166128">
                <text:p>1.1704898116612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8789834989189">
                <text:p>1.087898349891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21733842017994">
                <text:p>0.9217338420179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20304726237682">
                <text:p>1.2030472623768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96361865079">
                <text:p>1.159636186507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8552577556826">
                <text:p>1.0855257755682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83301385156842">
                <text:p>0.88330138515684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43085398580026">
                <text:p>0.9430853985800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28572303318321">
                <text:p>0.82857230331832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18511540209488">
                <text:p>0.81851154020948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43614929710756">
                <text:p>0.84361492971075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74173335536454">
                <text:p>0.9741733355364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1495036479855">
                <text:p>1.0149503647985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4115534107782">
                <text:p>1.0411553410778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71098159877">
                <text:p>1.0147109815987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4115534107782">
                <text:p>1.0411553410778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11207375987998">
                <text:p>0.91120737598799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8286251651739">
                <text:p>1.0828625165173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45063111977132">
                <text:p>0.94506311197713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514755460364">
                <text:p>1.0151475546036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65408791337228">
                <text:p>1.6540879133722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23260244453635">
                <text:p>0.92326024445363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59374338826969">
                <text:p>0.95937433882696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70868308670384">
                <text:p>0.87086830867038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00427824835187">
                <text:p>0.90042782483518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49495898315781">
                <text:p>0.94949589831578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68811443592321">
                <text:p>0.9688114435923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00802510262154">
                <text:p>0.90080251026215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873.5">
                <text:p>22873.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1816.6666666667">
                <text:p>2181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